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6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text-shadow="1pt 1p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1pt 1pt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 fo:wrap-option="wrap"/>
      <style:text-properties fo:color="#fff200" style:text-outline="false" style:text-line-through-style="none" style:text-line-through-type="none" style:font-name="Liberation Serif" fo:font-size="10pt" fo:language="en" fo:country="IN" fo:font-style="normal" fo:text-shadow="1pt 1pt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cell-protect="none" style:print-content="true" fo:background-color="transparent" fo:wrap-option="wrap"/>
      <style:text-properties fo:color="#579d1c" style:text-outline="false" style:text-line-through-style="none" style:text-line-through-type="none" style:font-name="Liberation Serif" fo:font-size="10pt" fo:language="en" fo:country="IN" fo:font-style="normal" fo:text-shadow="1pt 1pt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1pt 1pt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fo:text-shadow="1pt 1pt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1pt 1pt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fff200" style:text-outline="false" style:text-line-through-style="none" style:text-line-through-type="none" style:font-name="Liberation Serif" fo:font-size="10pt" fo:language="en" fo:country="IN" fo:font-style="normal" fo:text-shadow="1pt 1pt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1pt 1pt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fo:color="#fff200" fo:text-shadow="1pt 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https://www.codechef.com/sites/all/modules/codechef_tags/images/solved.png" draw:style-name="gr1" draw:text-style-name="P1" svg:width="7.13mm" svg:height="7.13mm" svg:x="0mm" svg:y="4.51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1" draw:name="https://www.codechef.com/sites/all/modules/codechef_tags/images/solved.png" draw:style-name="gr1" draw:text-style-name="P1" svg:width="7.13mm" svg:height="7.13mm" svg:x="0mm" svg:y="9.03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2" draw:name="https://www.codechef.com/sites/all/modules/codechef_tags/images/solved.png" draw:style-name="gr1" draw:text-style-name="P1" svg:width="7.13mm" svg:height="7.13mm" svg:x="0mm" svg:y="13.54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3" draw:name="https://www.codechef.com/sites/all/modules/codechef_tags/images/solved.png" draw:style-name="gr1" draw:text-style-name="P1" svg:width="7.13mm" svg:height="7.13mm" svg:x="0mm" svg:y="18.06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4" draw:name="https://www.codechef.com/sites/all/modules/codechef_tags/images/solved.png" draw:style-name="gr1" draw:text-style-name="P1" svg:width="7.13mm" svg:height="7.13mm" svg:x="0mm" svg:y="22.57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5" draw:name="https://www.codechef.com/sites/all/modules/codechef_tags/images/solved.png" draw:style-name="gr1" draw:text-style-name="P1" svg:width="7.13mm" svg:height="7.13mm" svg:x="0mm" svg:y="27.09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6" draw:name="https://www.codechef.com/sites/all/modules/codechef_tags/images/solved.png" draw:style-name="gr1" draw:text-style-name="P1" svg:width="7.13mm" svg:height="7.13mm" svg:x="0mm" svg:y="31.6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7" draw:name="https://www.codechef.com/sites/all/modules/codechef_tags/images/solved.png" draw:style-name="gr1" draw:text-style-name="P1" svg:width="7.13mm" svg:height="7.13mm" svg:x="0mm" svg:y="36.12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8" draw:name="https://www.codechef.com/sites/all/modules/codechef_tags/images/solved.png" draw:style-name="gr1" draw:text-style-name="P1" svg:width="7.13mm" svg:height="7.13mm" svg:x="0mm" svg:y="40.64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9" draw:name="https://www.codechef.com/sites/all/modules/codechef_tags/images/solved.png" draw:style-name="gr1" draw:text-style-name="P1" svg:width="7.13mm" svg:height="7.13mm" svg:x="0mm" svg:y="49.67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10" draw:name="https://www.codechef.com/sites/all/modules/codechef_tags/images/solved.png" draw:style-name="gr1" draw:text-style-name="P1" svg:width="7.13mm" svg:height="7.13mm" svg:x="0mm" svg:y="54.18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11" draw:name="https://www.codechef.com/sites/all/modules/codechef_tags/images/solved.png" draw:style-name="gr1" draw:text-style-name="P1" svg:width="7.13mm" svg:height="7.13mm" svg:x="0mm" svg:y="58.7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12" draw:name="https://www.codechef.com/sites/all/modules/codechef_tags/images/solved.png" draw:style-name="gr1" draw:text-style-name="P1" svg:width="7.13mm" svg:height="7.13mm" svg:x="0mm" svg:y="63.21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13" draw:name="https://www.codechef.com/sites/all/modules/codechef_tags/images/solved.png" draw:style-name="gr1" draw:text-style-name="P1" svg:width="7.13mm" svg:height="7.13mm" svg:x="0mm" svg:y="67.73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14" draw:name="https://www.codechef.com/sites/all/modules/codechef_tags/images/solved.png" draw:style-name="gr1" draw:text-style-name="P1" svg:width="7.13mm" svg:height="7.13mm" svg:x="0mm" svg:y="81.28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15" draw:name="https://www.codechef.com/sites/all/modules/codechef_tags/images/solved.png" draw:style-name="gr1" draw:text-style-name="P1" svg:width="7.13mm" svg:height="7.13mm" svg:x="0mm" svg:y="1043.09mm">
            <draw:image xlink:href="https://www.codechef.com/sites/all/modules/codechef_tags/images/solved.png" xlink:type="simple" xlink:show="embed" xlink:actuate="onLoad">
              <text:p/>
            </draw:image>
          </draw:frame>
          <draw:frame draw:z-index="16" draw:name="https://www.codechef.com/sites/all/modules/codechef_tags/images/solved.png" draw:style-name="gr1" draw:text-style-name="P1" svg:width="7.13mm" svg:height="7.13mm" svg:x="0.01mm" svg:y="221.27mm">
            <draw:image xlink:href="https://www.codechef.com/sites/all/modules/codechef_tags/images/solved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number-columns-repeated="13" table:default-cell-style-name="ce6"/>
        <table:table-column table:style-name="co3" table:default-cell-style-name="ce6"/>
        <table:table-column table:style-name="co2" table:number-columns-repeated="1009" table:default-cell-style-name="ce6"/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<text:a xlink:href="https://www.codechef.com/problems/HS08TEST" xlink:type="simple">ATM </text:a></text:p>
          </table:table-cell>
          <table:table-cell table:style-name="ce2" office:value-type="string" calcext:value-type="string">
            <text:p><text:a xlink:href="https://www.codechef.com/submit/HS08TEST" xlink:type="simple">HS08TEST</text:a></text:p>
          </table:table-cell>
          <table:table-cell table:style-name="ce7" office:value-type="float" office:value="87022" calcext:value-type="float">
            <text:p>87022</text:p>
          </table:table-cell>
          <table:table-cell table:style-name="ce7" office:value-type="string" calcext:value-type="string">
            <text:p><text:a xlink:href="https://www.codechef.com/status/HS08TEST" xlink:type="simple">19.8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INTEST" xlink:type="simple">Enormous Input Test </text:a></text:p>
          </table:table-cell>
          <table:table-cell table:style-name="ce2" office:value-type="string" calcext:value-type="string">
            <text:p><text:a xlink:href="https://www.codechef.com/submit/INTEST" xlink:type="simple">INTEST</text:a></text:p>
          </table:table-cell>
          <table:table-cell table:style-name="ce7" office:value-type="float" office:value="68159" calcext:value-type="float">
            <text:p>68159</text:p>
          </table:table-cell>
          <table:table-cell table:style-name="ce7" office:value-type="string" calcext:value-type="string">
            <text:p><text:a xlink:href="https://www.codechef.com/status/INTEST" xlink:type="simple">43.9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LOW001" xlink:type="simple">Add Two Numbers </text:a></text:p>
          </table:table-cell>
          <table:table-cell table:style-name="ce2" office:value-type="string" calcext:value-type="string">
            <text:p><text:a xlink:href="https://www.codechef.com/submit/FLOW001" xlink:type="simple">FLOW001</text:a></text:p>
          </table:table-cell>
          <table:table-cell table:style-name="ce7" office:value-type="float" office:value="37571" calcext:value-type="float">
            <text:p>37571</text:p>
          </table:table-cell>
          <table:table-cell table:style-name="ce7" office:value-type="string" calcext:value-type="string">
            <text:p><text:a xlink:href="https://www.codechef.com/status/FLOW001" xlink:type="simple">52.9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CTRL2" xlink:type="simple">Small factorials </text:a></text:p>
          </table:table-cell>
          <table:table-cell table:style-name="ce2" office:value-type="string" calcext:value-type="string">
            <text:p><text:a xlink:href="https://www.codechef.com/submit/FCTRL2" xlink:type="simple">FCTRL2</text:a></text:p>
          </table:table-cell>
          <table:table-cell table:style-name="ce7" office:value-type="float" office:value="34631" calcext:value-type="float">
            <text:p>34631</text:p>
          </table:table-cell>
          <table:table-cell table:style-name="ce7" office:value-type="string" calcext:value-type="string">
            <text:p><text:a xlink:href="https://www.codechef.com/status/FCTRL2" xlink:type="simple">18.6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SORT" xlink:type="simple">Turbo Sort </text:a></text:p>
          </table:table-cell>
          <table:table-cell table:style-name="ce2" office:value-type="string" calcext:value-type="string">
            <text:p><text:a xlink:href="https://www.codechef.com/submit/TSORT" xlink:type="simple">TSORT</text:a></text:p>
          </table:table-cell>
          <table:table-cell table:style-name="ce7" office:value-type="float" office:value="30886" calcext:value-type="float">
            <text:p>30886</text:p>
          </table:table-cell>
          <table:table-cell table:style-name="ce7" office:value-type="string" calcext:value-type="string">
            <text:p><text:a xlink:href="https://www.codechef.com/status/TSORT" xlink:type="simple">25.1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LOW006" xlink:type="simple">Sum of Digits </text:a></text:p>
          </table:table-cell>
          <table:table-cell table:style-name="ce2" office:value-type="string" calcext:value-type="string">
            <text:p><text:a xlink:href="https://www.codechef.com/submit/FLOW006" xlink:type="simple">FLOW006</text:a></text:p>
          </table:table-cell>
          <table:table-cell table:style-name="ce7" office:value-type="float" office:value="30084" calcext:value-type="float">
            <text:p>30084</text:p>
          </table:table-cell>
          <table:table-cell table:style-name="ce7" office:value-type="string" calcext:value-type="string">
            <text:p><text:a xlink:href="https://www.codechef.com/status/FLOW006" xlink:type="simple">49.7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LOW002" xlink:type="simple">Find Remainder </text:a></text:p>
          </table:table-cell>
          <table:table-cell table:style-name="ce2" office:value-type="string" calcext:value-type="string">
            <text:p><text:a xlink:href="https://www.codechef.com/submit/FLOW002" xlink:type="simple">FLOW002</text:a></text:p>
          </table:table-cell>
          <table:table-cell table:style-name="ce7" office:value-type="float" office:value="28135" calcext:value-type="float">
            <text:p>28135</text:p>
          </table:table-cell>
          <table:table-cell table:style-name="ce7" office:value-type="string" calcext:value-type="string">
            <text:p><text:a xlink:href="https://www.codechef.com/status/FLOW002" xlink:type="simple">61.85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AMR15A" xlink:type="simple">Mahasena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START01" xlink:type="simple">Number Mirror </text:a></text:p>
          </table:table-cell>
          <table:table-cell table:style-name="ce2" office:value-type="string" calcext:value-type="string">
            <text:p><text:a xlink:href="https://www.codechef.com/submit/START01" xlink:type="simple">START01</text:a></text:p>
          </table:table-cell>
          <table:table-cell table:style-name="ce7" office:value-type="float" office:value="28128" calcext:value-type="float">
            <text:p>28128</text:p>
          </table:table-cell>
          <table:table-cell table:style-name="ce7" office:value-type="string" calcext:value-type="string">
            <text:p><text:a xlink:href="https://www.codechef.com/status/START01" xlink:type="simple">68.12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PRB01" xlink:type="simple">Primality Test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TLG" xlink:type="simple">The Lead Game </text:a></text:p>
          </table:table-cell>
          <table:table-cell table:style-name="ce2" office:value-type="string" calcext:value-type="string">
            <text:p><text:a xlink:href="https://www.codechef.com/submit/TLG" xlink:type="simple">TLG</text:a></text:p>
          </table:table-cell>
          <table:table-cell table:style-name="ce7" office:value-type="float" office:value="25786" calcext:value-type="float">
            <text:p>25786</text:p>
          </table:table-cell>
          <table:table-cell table:style-name="ce7" office:value-type="string" calcext:value-type="string">
            <text:p><text:a xlink:href="https://www.codechef.com/status/TLG" xlink:type="simple">21.23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ONP" xlink:type="simple">Transform the Expression</text:a></text:p>
          </table:table-cell>
          <table:table-cell table:number-columns-repeated="1009"/>
        </table:table-row>
        <table:table-row table:style-name="ro1">
          <table:table-cell table:style-name="ce13" office:value-type="string" calcext:value-type="string">
            <text:p><text:a xlink:href="https://www.codechef.com/problems/MUFFINS3" xlink:type="simple">Packaging Cupcakes</text:a></text:p>
          </table:table-cell>
          <table:table-cell table:style-name="ce13" office:value-type="string" calcext:value-type="string">
            <text:p><text:a xlink:href="https://www.codechef.com/submit/MUFFINS3" xlink:type="simple">MUFFINS3</text:a></text:p>
          </table:table-cell>
          <table:table-cell table:style-name="ce18" office:value-type="float" office:value="23313" calcext:value-type="float">
            <text:p>23313</text:p>
          </table:table-cell>
          <table:table-cell table:style-name="ce18" office:value-type="string" calcext:value-type="string">
            <text:p><text:a xlink:href="https://www.codechef.com/status/MUFFINS3" xlink:type="simple">51.73</text:a></text:p>
          </table:table-cell>
          <table:table-cell table:style-name="ce10" table:number-columns-repeated="10"/>
          <table:table-cell table:style-name="ce2" office:value-type="string" calcext:value-type="string">
            <text:p><text:a xlink:href="https://www.codechef.com/problems/FLOW010" xlink:type="simple">Id and Ship</text:a></text:p>
          </table:table-cell>
          <table:table-cell table:style-name="ce10"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FLOW004" xlink:type="simple">First and Last Digit </text:a></text:p>
          </table:table-cell>
          <table:table-cell table:style-name="ce2" office:value-type="string" calcext:value-type="string">
            <text:p><text:a xlink:href="https://www.codechef.com/submit/FLOW004" xlink:type="simple">FLOW004</text:a></text:p>
          </table:table-cell>
          <table:table-cell table:style-name="ce7" office:value-type="float" office:value="22643" calcext:value-type="float">
            <text:p>22643</text:p>
          </table:table-cell>
          <table:table-cell table:style-name="ce7" office:value-type="string" calcext:value-type="string">
            <text:p><text:a xlink:href="https://www.codechef.com/status/FLOW004" xlink:type="simple">57.54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TRISQ" xlink:type="simple">Fit Squares in Triangle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LUCKFOUR" xlink:type="simple">Lucky Four </text:a></text:p>
          </table:table-cell>
          <table:table-cell table:style-name="ce2" office:value-type="string" calcext:value-type="string">
            <text:p><text:a xlink:href="https://www.codechef.com/submit/LUCKFOUR" xlink:type="simple">LUCKFOUR</text:a></text:p>
          </table:table-cell>
          <table:table-cell table:style-name="ce7" office:value-type="float" office:value="22484" calcext:value-type="float">
            <text:p>22484</text:p>
          </table:table-cell>
          <table:table-cell table:style-name="ce7" office:value-type="string" calcext:value-type="string">
            <text:p><text:a xlink:href="https://www.codechef.com/status/LUCKFOUR" xlink:type="simple">63.32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SMPAIR" xlink:type="simple">The Smallest Pair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FLOW007" xlink:type="simple">Reverse The Number </text:a></text:p>
          </table:table-cell>
          <table:table-cell table:style-name="ce2" office:value-type="string" calcext:value-type="string">
            <text:p><text:a xlink:href="https://www.codechef.com/submit/FLOW007" xlink:type="simple">FLOW007</text:a></text:p>
          </table:table-cell>
          <table:table-cell table:style-name="ce7" office:value-type="float" office:value="21529" calcext:value-type="float">
            <text:p>21529</text:p>
          </table:table-cell>
          <table:table-cell table:style-name="ce7" office:value-type="string" calcext:value-type="string">
            <text:p><text:a xlink:href="https://www.codechef.com/status/FLOW007" xlink:type="simple">43.04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FLOW009" xlink:type="simple">Total Expenses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FSQRT" xlink:type="simple">Finding Square Roots </text:a></text:p>
          </table:table-cell>
          <table:table-cell table:style-name="ce2" office:value-type="string" calcext:value-type="string">
            <text:p><text:a xlink:href="https://www.codechef.com/submit/FSQRT" xlink:type="simple">FSQRT</text:a></text:p>
          </table:table-cell>
          <table:table-cell table:style-name="ce7" office:value-type="float" office:value="19946" calcext:value-type="float">
            <text:p>19946</text:p>
          </table:table-cell>
          <table:table-cell table:style-name="ce7" office:value-type="string" calcext:value-type="string">
            <text:p><text:a xlink:href="https://www.codechef.com/status/FSQRT" xlink:type="simple">62.58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COMM3" xlink:type="simple">Three Way Communications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CIELRCPT" xlink:type="simple">Ciel and Receipt </text:a></text:p>
          </table:table-cell>
          <table:table-cell table:style-name="ce2" office:value-type="string" calcext:value-type="string">
            <text:p><text:a xlink:href="https://www.codechef.com/submit/CIELRCPT" xlink:type="simple">CIELRCPT</text:a></text:p>
          </table:table-cell>
          <table:table-cell table:style-name="ce7" office:value-type="float" office:value="19251" calcext:value-type="float">
            <text:p>19251</text:p>
          </table:table-cell>
          <table:table-cell table:style-name="ce7" office:value-type="string" calcext:value-type="string">
            <text:p><text:a xlink:href="https://www.codechef.com/status/CIELRCPT" xlink:type="simple">58.48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FLOW016" xlink:type="simple">GCD and LCM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REMISS" xlink:type="simple">Chef and Remissness</text:a></text:p>
          </table:table-cell>
          <table:table-cell table:style-name="ce2" office:value-type="string" calcext:value-type="string">
            <text:p><text:a xlink:href="https://www.codechef.com/submit/REMISS" xlink:type="simple">REMISS</text:a></text:p>
          </table:table-cell>
          <table:table-cell table:style-name="ce7" office:value-type="float" office:value="17056" calcext:value-type="float">
            <text:p>17056</text:p>
          </table:table-cell>
          <table:table-cell table:style-name="ce7" office:value-type="string" calcext:value-type="string">
            <text:p><text:a xlink:href="https://www.codechef.com/status/REMISS" xlink:type="simple">55.38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HEADBOB" xlink:type="simple">Tanu and Head-bob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FLOW017" xlink:type="simple">Second Largest</text:a></text:p>
          </table:table-cell>
          <table:table-cell table:style-name="ce2" office:value-type="string" calcext:value-type="string">
            <text:p><text:a xlink:href="https://www.codechef.com/submit/FLOW017" xlink:type="simple">FLOW017</text:a></text:p>
          </table:table-cell>
          <table:table-cell table:style-name="ce7" office:value-type="float" office:value="17032" calcext:value-type="float">
            <text:p>17032</text:p>
          </table:table-cell>
          <table:table-cell table:style-name="ce7" office:value-type="string" calcext:value-type="string">
            <text:p><text:a xlink:href="https://www.codechef.com/status/FLOW017" xlink:type="simple">51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FLOW011" xlink:type="simple">Gross Salary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FLOW018" xlink:type="simple">Small Factorial </text:a></text:p>
          </table:table-cell>
          <table:table-cell table:style-name="ce2" office:value-type="string" calcext:value-type="string">
            <text:p><text:a xlink:href="https://www.codechef.com/submit/FLOW018" xlink:type="simple">FLOW018</text:a></text:p>
          </table:table-cell>
          <table:table-cell table:style-name="ce7" office:value-type="float" office:value="16010" calcext:value-type="float">
            <text:p>16010</text:p>
          </table:table-cell>
          <table:table-cell table:style-name="ce7" office:value-type="string" calcext:value-type="string">
            <text:p><text:a xlink:href="https://www.codechef.com/status/FLOW018" xlink:type="simple">54.35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PPSUM" xlink:type="simple">Puppy and Sum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FLOW008" xlink:type="simple">Servant</text:a></text:p>
          </table:table-cell>
          <table:table-cell table:style-name="ce2" office:value-type="string" calcext:value-type="string">
            <text:p><text:a xlink:href="https://www.codechef.com/submit/FLOW008" xlink:type="simple">FLOW008</text:a></text:p>
          </table:table-cell>
          <table:table-cell table:style-name="ce7" office:value-type="float" office:value="15355" calcext:value-type="float">
            <text:p>15355</text:p>
          </table:table-cell>
          <table:table-cell table:style-name="ce7" office:value-type="string" calcext:value-type="string">
            <text:p><text:a xlink:href="https://www.codechef.com/status/FLOW008" xlink:type="simple">56.79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FLOW014" xlink:type="simple">Grade The Steel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SUMTRIAN" xlink:type="simple">Sums in a Triangle</text:a></text:p>
          </table:table-cell>
          <table:table-cell table:style-name="ce2" office:value-type="string" calcext:value-type="string">
            <text:p><text:a xlink:href="https://www.codechef.com/submit/SUMTRIAN" xlink:type="simple">SUMTRIAN</text:a></text:p>
          </table:table-cell>
          <table:table-cell table:style-name="ce7" office:value-type="float" office:value="15337" calcext:value-type="float">
            <text:p>15337</text:p>
          </table:table-cell>
          <table:table-cell table:style-name="ce7" office:value-type="string" calcext:value-type="string">
            <text:p><text:a xlink:href="https://www.codechef.com/status/SUMTRIAN" xlink:type="simple">38.24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GDOG" xlink:type="simple">Greedy puppy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PERMUT2" xlink:type="simple">Ambiguous Permutations</text:a></text:p>
          </table:table-cell>
          <table:table-cell table:style-name="ce2" office:value-type="string" calcext:value-type="string">
            <text:p><text:a xlink:href="https://www.codechef.com/submit/PERMUT2" xlink:type="simple">PERMUT2</text:a></text:p>
          </table:table-cell>
          <table:table-cell table:style-name="ce7" office:value-type="float" office:value="14231" calcext:value-type="float">
            <text:p>14231</text:p>
          </table:table-cell>
          <table:table-cell table:style-name="ce7" office:value-type="string" calcext:value-type="string">
            <text:p><text:a xlink:href="https://www.codechef.com/status/PERMUT2" xlink:type="simple">39.41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CHEFSTLT" xlink:type="simple">Chef and Two Strings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FLOW005" xlink:type="simple">Smallest Numbers of Notes</text:a></text:p>
          </table:table-cell>
          <table:table-cell table:style-name="ce2" office:value-type="string" calcext:value-type="string">
            <text:p><text:a xlink:href="https://www.codechef.com/submit/FLOW005" xlink:type="simple">FLOW005</text:a></text:p>
          </table:table-cell>
          <table:table-cell table:style-name="ce7" office:value-type="float" office:value="13198" calcext:value-type="float">
            <text:p>13198</text:p>
          </table:table-cell>
          <table:table-cell table:style-name="ce7" office:value-type="string" calcext:value-type="string">
            <text:p><text:a xlink:href="https://www.codechef.com/status/FLOW005" xlink:type="simple">59.95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FRUITS" xlink:type="simple">Chef and Fruits</text:a></text:p>
          </table:table-cell>
          <table:table-cell table:number-columns-repeated="1009"/>
        </table:table-row>
        <table:table-row table:style-name="ro1">
          <table:table-cell table:style-name="ce14" office:value-type="string" calcext:value-type="string">
            <text:p><text:span text:style-name="T1"><text:a xlink:href="https://www.codechef.com/problems/CHOPRT" xlink:type="simple">Chef And Operators</text:a></text:span></text:p>
          </table:table-cell>
          <table:table-cell table:style-name="ce2" office:value-type="string" calcext:value-type="string">
            <text:p><text:a xlink:href="https://www.codechef.com/submit/CHOPRT" xlink:type="simple">CHOPRT</text:a></text:p>
          </table:table-cell>
          <table:table-cell table:style-name="ce7" office:value-type="float" office:value="12834" calcext:value-type="float">
            <text:p>12834</text:p>
          </table:table-cell>
          <table:table-cell table:style-name="ce7" office:value-type="string" calcext:value-type="string">
            <text:p><text:a xlink:href="https://www.codechef.com/status/CHOPRT" xlink:type="simple">63.33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TWOSTR" xlink:type="simple">Chef and the Wildcard Matching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RECIPE" xlink:type="simple">Cutting Recipes</text:a></text:p>
          </table:table-cell>
          <table:table-cell table:style-name="ce2" office:value-type="string" calcext:value-type="string">
            <text:p><text:a xlink:href="https://www.codechef.com/submit/RECIPE" xlink:type="simple">RECIPE</text:a></text:p>
          </table:table-cell>
          <table:table-cell table:style-name="ce7" office:value-type="float" office:value="12743" calcext:value-type="float">
            <text:p>12743</text:p>
          </table:table-cell>
          <table:table-cell table:style-name="ce7" office:value-type="string" calcext:value-type="string">
            <text:p><text:a xlink:href="https://www.codechef.com/status/RECIPE" xlink:type="simple">44.99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COPS" xlink:type="simple">Cops and the Thief Devu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FLOW013" xlink:type="simple">Valid Triangles</text:a></text:p>
          </table:table-cell>
          <table:table-cell table:style-name="ce2" office:value-type="string" calcext:value-type="string">
            <text:p><text:a xlink:href="https://www.codechef.com/submit/FLOW013" xlink:type="simple">FLOW013</text:a></text:p>
          </table:table-cell>
          <table:table-cell table:style-name="ce7" office:value-type="float" office:value="12657" calcext:value-type="float">
            <text:p>12657</text:p>
          </table:table-cell>
          <table:table-cell table:style-name="ce7" office:value-type="string" calcext:value-type="string">
            <text:p><text:a xlink:href="https://www.codechef.com/status/FLOW013" xlink:type="simple">53.32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MNMX" xlink:type="simple">Minimum Maximum</text:a>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a xlink:href="https://www.codechef.com/problems/PALL01" xlink:type="simple">The Block Game</text:a></text:p>
          </table:table-cell>
          <table:table-cell table:style-name="ce2" office:value-type="string" calcext:value-type="string">
            <text:p><text:a xlink:href="https://www.codechef.com/submit/PALL01" xlink:type="simple">PALL01</text:a></text:p>
          </table:table-cell>
          <table:table-cell table:style-name="ce7" office:value-type="float" office:value="11963" calcext:value-type="float">
            <text:p>11963</text:p>
          </table:table-cell>
          <table:table-cell table:style-name="ce7" office:value-type="string" calcext:value-type="string">
            <text:p><text:a xlink:href="https://www.codechef.com/status/PALL01" xlink:type="simple">56.47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TRICOIN" xlink:type="simple">Coins And Triangle</text:a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https://www.codechef.com/problems/AMR15A" xlink:type="simple">Mahasena</text:a></text:p>
          </table:table-cell>
          <table:table-cell table:style-name="ce4" office:value-type="string" calcext:value-type="string">
            <text:p><text:a xlink:href="https://www.codechef.com/submit/AMR15A" xlink:type="simple">AMR15A</text:a></text:p>
          </table:table-cell>
          <table:table-cell table:style-name="ce9" office:value-type="float" office:value="11542" calcext:value-type="float">
            <text:p>11542</text:p>
          </table:table-cell>
          <table:table-cell table:style-name="ce9" office:value-type="string" calcext:value-type="string">
            <text:p><text:a xlink:href="https://www.codechef.com/status/AMR15A" xlink:type="simple">59.65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LCH15JAB" xlink:type="simple">Piece of cake</text:a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https://www.codechef.com/problems/PRB01" xlink:type="simple">Primality Test</text:a></text:p>
          </table:table-cell>
          <table:table-cell table:style-name="ce4" office:value-type="string" calcext:value-type="string">
            <text:p><text:a xlink:href="https://www.codechef.com/submit/PRB01" xlink:type="simple">PRB01</text:a></text:p>
          </table:table-cell>
          <table:table-cell table:style-name="ce9" office:value-type="float" office:value="11475" calcext:value-type="float">
            <text:p>11475</text:p>
          </table:table-cell>
          <table:table-cell table:style-name="ce9" office:value-type="string" calcext:value-type="string">
            <text:p><text:a xlink:href="https://www.codechef.com/status/PRB01" xlink:type="simple">50.28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MISSP" xlink:type="simple">Chef and Dolls</text:a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https://www.codechef.com/problems/ONP" xlink:type="simple">Transform the Expression</text:a></text:p>
          </table:table-cell>
          <table:table-cell table:style-name="ce4" office:value-type="string" calcext:value-type="string">
            <text:p><text:a xlink:href="https://www.codechef.com/submit/ONP" xlink:type="simple">ONP</text:a></text:p>
          </table:table-cell>
          <table:table-cell table:style-name="ce9" office:value-type="float" office:value="11242" calcext:value-type="float">
            <text:p>11242</text:p>
          </table:table-cell>
          <table:table-cell table:style-name="ce9" office:value-type="string" calcext:value-type="string">
            <text:p><text:a xlink:href="https://www.codechef.com/status/ONP" xlink:type="simple">48.04</text:a></text:p>
          </table:table-cell>
          <table:table-cell table:number-columns-repeated="10"/>
          <table:table-cell table:style-name="ce2" office:value-type="string" calcext:value-type="string">
            <text:p><text:a xlink:href="https://www.codechef.com/problems/DECINC" xlink:type="simple">Decrement OR Increment</text:a>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https://www.codechef.com/problems/FLOW010" xlink:type="simple">Id and Ship</text:a></text:p>
          </table:table-cell>
          <table:table-cell table:style-name="ce4" office:value-type="string" calcext:value-type="string">
            <text:p><text:a xlink:href="https://www.codechef.com/submit/FLOW010" xlink:type="simple">FLOW010</text:a></text:p>
          </table:table-cell>
          <table:table-cell table:style-name="ce9" office:value-type="float" office:value="10863" calcext:value-type="float">
            <text:p>10863</text:p>
          </table:table-cell>
          <table:table-cell table:style-name="ce9" office:value-type="string" calcext:value-type="string">
            <text:p><text:a xlink:href="https://www.codechef.com/status/FLOW010" xlink:type="simple">49.58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TRISQ" xlink:type="simple">Fit Squares in Triangle</text:a></text:p>
          </table:table-cell>
          <table:table-cell table:style-name="ce4" office:value-type="string" calcext:value-type="string">
            <text:p><text:a xlink:href="https://www.codechef.com/submit/TRISQ" xlink:type="simple">TRISQ</text:a></text:p>
          </table:table-cell>
          <table:table-cell table:style-name="ce9" office:value-type="float" office:value="10528" calcext:value-type="float">
            <text:p>10528</text:p>
          </table:table-cell>
          <table:table-cell table:style-name="ce9" office:value-type="string" calcext:value-type="string">
            <text:p><text:a xlink:href="https://www.codechef.com/status/TRISQ" xlink:type="simple">63.17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SMPAIR" xlink:type="simple">The Smallest Pair</text:a></text:p>
          </table:table-cell>
          <table:table-cell table:style-name="ce4" office:value-type="string" calcext:value-type="string">
            <text:p><text:a xlink:href="https://www.codechef.com/submit/SMPAIR" xlink:type="simple">SMPAIR</text:a></text:p>
          </table:table-cell>
          <table:table-cell table:style-name="ce9" office:value-type="float" office:value="10081" calcext:value-type="float">
            <text:p>10081</text:p>
          </table:table-cell>
          <table:table-cell table:style-name="ce9" office:value-type="string" calcext:value-type="string">
            <text:p><text:a xlink:href="https://www.codechef.com/status/SMPAIR" xlink:type="simple">32.12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FLOW009" xlink:type="simple">Total Expenses</text:a></text:p>
          </table:table-cell>
          <table:table-cell table:style-name="ce4" office:value-type="string" calcext:value-type="string">
            <text:p><text:a xlink:href="https://www.codechef.com/submit/FLOW009" xlink:type="simple">FLOW009</text:a></text:p>
          </table:table-cell>
          <table:table-cell table:style-name="ce9" office:value-type="float" office:value="9600" calcext:value-type="float">
            <text:p>9600</text:p>
          </table:table-cell>
          <table:table-cell table:style-name="ce9" office:value-type="string" calcext:value-type="string">
            <text:p><text:a xlink:href="https://www.codechef.com/status/FLOW009" xlink:type="simple">25.89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COMM3" xlink:type="simple">Three Way Communications</text:a></text:p>
          </table:table-cell>
          <table:table-cell table:style-name="ce4" office:value-type="string" calcext:value-type="string">
            <text:p><text:a xlink:href="https://www.codechef.com/submit/COMM3" xlink:type="simple">COMM3</text:a></text:p>
          </table:table-cell>
          <table:table-cell table:style-name="ce9" office:value-type="float" office:value="9463" calcext:value-type="float">
            <text:p>9463</text:p>
          </table:table-cell>
          <table:table-cell table:style-name="ce9" office:value-type="string" calcext:value-type="string">
            <text:p><text:a xlink:href="https://www.codechef.com/status/COMM3" xlink:type="simple">49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FLOW016" xlink:type="simple">GCD and LCM</text:a></text:p>
          </table:table-cell>
          <table:table-cell table:style-name="ce4" office:value-type="string" calcext:value-type="string">
            <text:p><text:a xlink:href="https://www.codechef.com/submit/FLOW016" xlink:type="simple">FLOW016</text:a></text:p>
          </table:table-cell>
          <table:table-cell table:style-name="ce9" office:value-type="float" office:value="9430" calcext:value-type="float">
            <text:p>9430</text:p>
          </table:table-cell>
          <table:table-cell table:style-name="ce9" office:value-type="string" calcext:value-type="string">
            <text:p><text:a xlink:href="https://www.codechef.com/status/FLOW016" xlink:type="simple">25.58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HEADBOB" xlink:type="simple">Tanu and Head-bob</text:a></text:p>
          </table:table-cell>
          <table:table-cell table:style-name="ce4" office:value-type="string" calcext:value-type="string">
            <text:p><text:a xlink:href="https://www.codechef.com/submit/HEADBOB" xlink:type="simple">HEADBOB</text:a></text:p>
          </table:table-cell>
          <table:table-cell table:style-name="ce9" office:value-type="float" office:value="9261" calcext:value-type="float">
            <text:p>9261</text:p>
          </table:table-cell>
          <table:table-cell table:style-name="ce9" office:value-type="string" calcext:value-type="string">
            <text:p><text:a xlink:href="https://www.codechef.com/status/HEADBOB" xlink:type="simple">52.74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FLOW011" xlink:type="simple">Gross Salary</text:a></text:p>
          </table:table-cell>
          <table:table-cell table:style-name="ce4" office:value-type="string" calcext:value-type="string">
            <text:p><text:a xlink:href="https://www.codechef.com/submit/FLOW011" xlink:type="simple">FLOW011</text:a></text:p>
          </table:table-cell>
          <table:table-cell table:style-name="ce9" office:value-type="float" office:value="8885" calcext:value-type="float">
            <text:p>8885</text:p>
          </table:table-cell>
          <table:table-cell table:style-name="ce9" office:value-type="string" calcext:value-type="string">
            <text:p><text:a xlink:href="https://www.codechef.com/status/FLOW011" xlink:type="simple">35.14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PPSUM" xlink:type="simple">Puppy and Sum</text:a></text:p>
          </table:table-cell>
          <table:table-cell table:style-name="ce4" office:value-type="string" calcext:value-type="string">
            <text:p><text:a xlink:href="https://www.codechef.com/submit/PPSUM" xlink:type="simple">PPSUM</text:a></text:p>
          </table:table-cell>
          <table:table-cell table:style-name="ce9" office:value-type="float" office:value="8700" calcext:value-type="float">
            <text:p>8700</text:p>
          </table:table-cell>
          <table:table-cell table:style-name="ce9" office:value-type="string" calcext:value-type="string">
            <text:p><text:a xlink:href="https://www.codechef.com/status/PPSUM" xlink:type="simple">61.19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FLOW014" xlink:type="simple">Grade The Steel</text:a></text:p>
          </table:table-cell>
          <table:table-cell table:style-name="ce4" office:value-type="string" calcext:value-type="string">
            <text:p><text:a xlink:href="https://www.codechef.com/submit/FLOW014" xlink:type="simple">FLOW014</text:a></text:p>
          </table:table-cell>
          <table:table-cell table:style-name="ce9" office:value-type="float" office:value="8543" calcext:value-type="float">
            <text:p>8543</text:p>
          </table:table-cell>
          <table:table-cell table:style-name="ce9" office:value-type="string" calcext:value-type="string">
            <text:p><text:a xlink:href="https://www.codechef.com/status/FLOW014" xlink:type="simple">50.44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GDOG" xlink:type="simple">Greedy puppy</text:a></text:p>
          </table:table-cell>
          <table:table-cell table:style-name="ce4" office:value-type="string" calcext:value-type="string">
            <text:p><text:a xlink:href="https://www.codechef.com/submit/GDOG" xlink:type="simple">GDOG</text:a></text:p>
          </table:table-cell>
          <table:table-cell table:style-name="ce9" office:value-type="float" office:value="8488" calcext:value-type="float">
            <text:p>8488</text:p>
          </table:table-cell>
          <table:table-cell table:style-name="ce9" office:value-type="string" calcext:value-type="string">
            <text:p><text:a xlink:href="https://www.codechef.com/status/GDOG" xlink:type="simple">30.68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CHEFSTLT" xlink:type="simple">Chef and Two Strings</text:a></text:p>
          </table:table-cell>
          <table:table-cell table:style-name="ce4" office:value-type="string" calcext:value-type="string">
            <text:p><text:a xlink:href="https://www.codechef.com/submit/CHEFSTLT" xlink:type="simple">CHEFSTLT</text:a></text:p>
          </table:table-cell>
          <table:table-cell table:style-name="ce9" office:value-type="float" office:value="7454" calcext:value-type="float">
            <text:p>7454</text:p>
          </table:table-cell>
          <table:table-cell table:style-name="ce9" office:value-type="string" calcext:value-type="string">
            <text:p><text:a xlink:href="https://www.codechef.com/status/CHEFSTLT" xlink:type="simple">62.58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FRUITS" xlink:type="simple">Chef and Fruits</text:a></text:p>
          </table:table-cell>
          <table:table-cell table:style-name="ce4" office:value-type="string" calcext:value-type="string">
            <text:p><text:a xlink:href="https://www.codechef.com/submit/FRUITS" xlink:type="simple">FRUITS</text:a></text:p>
          </table:table-cell>
          <table:table-cell table:style-name="ce9" office:value-type="float" office:value="7013" calcext:value-type="float">
            <text:p>7013</text:p>
          </table:table-cell>
          <table:table-cell table:style-name="ce9" office:value-type="string" calcext:value-type="string">
            <text:p><text:a xlink:href="https://www.codechef.com/status/FRUITS" xlink:type="simple">43.93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TWOSTR" xlink:type="simple">Chef and the Wildcard Matching</text:a></text:p>
          </table:table-cell>
          <table:table-cell table:style-name="ce4" office:value-type="string" calcext:value-type="string">
            <text:p><text:a xlink:href="https://www.codechef.com/submit/TWOSTR" xlink:type="simple">TWOSTR</text:a></text:p>
          </table:table-cell>
          <table:table-cell table:style-name="ce9" office:value-type="float" office:value="6702" calcext:value-type="float">
            <text:p>6702</text:p>
          </table:table-cell>
          <table:table-cell table:style-name="ce9" office:value-type="string" calcext:value-type="string">
            <text:p><text:a xlink:href="https://www.codechef.com/status/TWOSTR" xlink:type="simple">47.31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COPS" xlink:type="simple">Cops and the Thief Devu</text:a></text:p>
          </table:table-cell>
          <table:table-cell table:style-name="ce4" office:value-type="string" calcext:value-type="string">
            <text:p><text:a xlink:href="https://www.codechef.com/submit/COPS" xlink:type="simple">COPS</text:a></text:p>
          </table:table-cell>
          <table:table-cell table:style-name="ce9" office:value-type="float" office:value="6649" calcext:value-type="float">
            <text:p>6649</text:p>
          </table:table-cell>
          <table:table-cell table:style-name="ce9" office:value-type="string" calcext:value-type="string">
            <text:p><text:a xlink:href="https://www.codechef.com/status/COPS" xlink:type="simple">54.11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MNMX" xlink:type="simple">Minimum Maximum</text:a></text:p>
          </table:table-cell>
          <table:table-cell table:style-name="ce4" office:value-type="string" calcext:value-type="string">
            <text:p><text:a xlink:href="https://www.codechef.com/submit/MNMX" xlink:type="simple">MNMX</text:a></text:p>
          </table:table-cell>
          <table:table-cell table:style-name="ce9" office:value-type="float" office:value="6197" calcext:value-type="float">
            <text:p>6197</text:p>
          </table:table-cell>
          <table:table-cell table:style-name="ce9" office:value-type="string" calcext:value-type="string">
            <text:p><text:a xlink:href="https://www.codechef.com/status/MNMX" xlink:type="simple">26.62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TRICOIN" xlink:type="simple">Coins And Triangle</text:a></text:p>
          </table:table-cell>
          <table:table-cell table:style-name="ce4" office:value-type="string" calcext:value-type="string">
            <text:p><text:a xlink:href="https://www.codechef.com/submit/TRICOIN" xlink:type="simple">TRICOIN</text:a></text:p>
          </table:table-cell>
          <table:table-cell table:style-name="ce9" office:value-type="float" office:value="6031" calcext:value-type="float">
            <text:p>6031</text:p>
          </table:table-cell>
          <table:table-cell table:style-name="ce9" office:value-type="string" calcext:value-type="string">
            <text:p><text:a xlink:href="https://www.codechef.com/status/TRICOIN" xlink:type="simple">50.69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LCH15JAB" xlink:type="simple">Piece of cake</text:a></text:p>
          </table:table-cell>
          <table:table-cell table:style-name="ce4" office:value-type="string" calcext:value-type="string">
            <text:p><text:a xlink:href="https://www.codechef.com/submit/LCH15JAB" xlink:type="simple">LCH15JAB</text:a></text:p>
          </table:table-cell>
          <table:table-cell table:style-name="ce9" office:value-type="float" office:value="5992" calcext:value-type="float">
            <text:p>5992</text:p>
          </table:table-cell>
          <table:table-cell table:style-name="ce9" office:value-type="string" calcext:value-type="string">
            <text:p><text:a xlink:href="https://www.codechef.com/status/LCH15JAB" xlink:type="simple">50.09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MISSP" xlink:type="simple">Chef and Dolls</text:a></text:p>
          </table:table-cell>
          <table:table-cell table:style-name="ce4" office:value-type="string" calcext:value-type="string">
            <text:p><text:a xlink:href="https://www.codechef.com/submit/MISSP" xlink:type="simple">MISSP</text:a></text:p>
          </table:table-cell>
          <table:table-cell table:style-name="ce9" office:value-type="float" office:value="5759" calcext:value-type="float">
            <text:p>5759</text:p>
          </table:table-cell>
          <table:table-cell table:style-name="ce9" office:value-type="string" calcext:value-type="string">
            <text:p><text:a xlink:href="https://www.codechef.com/status/MISSP" xlink:type="simple">31.64</text:a>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<text:a xlink:href="https://www.codechef.com/problems/DECINC" xlink:type="simple">Decrement OR Increment</text:a></text:p>
          </table:table-cell>
          <table:table-cell table:style-name="ce4" office:value-type="string" calcext:value-type="string">
            <text:p><text:a xlink:href="https://www.codechef.com/submit/DECINC" xlink:type="simple">DECINC</text:a></text:p>
          </table:table-cell>
          <table:table-cell table:style-name="ce9" office:value-type="float" office:value="5660" calcext:value-type="float">
            <text:p>5660</text:p>
          </table:table-cell>
          <table:table-cell table:style-name="ce9" office:value-type="string" calcext:value-type="string">
            <text:p><text:a xlink:href="https://www.codechef.com/status/DECINC" xlink:type="simple">68.1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N09" xlink:type="simple">Malvika is peculiar about color of balloons</text:a></text:p>
          </table:table-cell>
          <table:table-cell table:style-name="ce2" office:value-type="string" calcext:value-type="string">
            <text:p><text:a xlink:href="https://www.codechef.com/submit/CHN09" xlink:type="simple">CHN09</text:a></text:p>
          </table:table-cell>
          <table:table-cell table:style-name="ce7" office:value-type="float" office:value="5540" calcext:value-type="float">
            <text:p>5540</text:p>
          </table:table-cell>
          <table:table-cell table:style-name="ce7" office:value-type="string" calcext:value-type="string">
            <text:p><text:a xlink:href="https://www.codechef.com/status/CHN09" xlink:type="simple">52.4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ICPC16A" xlink:type="simple">Help Lost Robot!</text:a></text:p>
          </table:table-cell>
          <table:table-cell table:style-name="ce2" office:value-type="string" calcext:value-type="string">
            <text:p><text:a xlink:href="https://www.codechef.com/submit/ICPC16A" xlink:type="simple">ICPC16A</text:a></text:p>
          </table:table-cell>
          <table:table-cell table:style-name="ce7" office:value-type="float" office:value="5415" calcext:value-type="float">
            <text:p>5415</text:p>
          </table:table-cell>
          <table:table-cell table:style-name="ce7" office:value-type="string" calcext:value-type="string">
            <text:p><text:a xlink:href="https://www.codechef.com/status/ICPC16A" xlink:type="simple">53.6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RGTNLNG" xlink:type="simple">Forgotten Language</text:a></text:p>
          </table:table-cell>
          <table:table-cell table:style-name="ce2" office:value-type="string" calcext:value-type="string">
            <text:p><text:a xlink:href="https://www.codechef.com/submit/FRGTNLNG" xlink:type="simple">FRGTNLNG</text:a></text:p>
          </table:table-cell>
          <table:table-cell table:style-name="ce7" office:value-type="float" office:value="5334" calcext:value-type="float">
            <text:p>5334</text:p>
          </table:table-cell>
          <table:table-cell table:style-name="ce7" office:value-type="string" calcext:value-type="string">
            <text:p><text:a xlink:href="https://www.codechef.com/status/FRGTNLNG" xlink:type="simple">53.4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ECTSQ" xlink:type="simple">Farmer And His Plot</text:a></text:p>
          </table:table-cell>
          <table:table-cell table:style-name="ce2" office:value-type="string" calcext:value-type="string">
            <text:p><text:a xlink:href="https://www.codechef.com/submit/RECTSQ" xlink:type="simple">RECTSQ</text:a></text:p>
          </table:table-cell>
          <table:table-cell table:style-name="ce7" office:value-type="float" office:value="5209" calcext:value-type="float">
            <text:p>5209</text:p>
          </table:table-cell>
          <table:table-cell table:style-name="ce7" office:value-type="string" calcext:value-type="string">
            <text:p><text:a xlink:href="https://www.codechef.com/status/RECTSQ" xlink:type="simple">43.9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KTTABLE" xlink:type="simple">Kitchen Timetable</text:a></text:p>
          </table:table-cell>
          <table:table-cell table:style-name="ce2" office:value-type="string" calcext:value-type="string">
            <text:p><text:a xlink:href="https://www.codechef.com/submit/KTTABLE" xlink:type="simple">KTTABLE</text:a></text:p>
          </table:table-cell>
          <table:table-cell table:style-name="ce7" office:value-type="float" office:value="4868" calcext:value-type="float">
            <text:p>4868</text:p>
          </table:table-cell>
          <table:table-cell table:style-name="ce7" office:value-type="string" calcext:value-type="string">
            <text:p><text:a xlink:href="https://www.codechef.com/status/KTTABLE" xlink:type="simple">52.9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VCS" xlink:type="simple">Version Control System</text:a></text:p>
          </table:table-cell>
          <table:table-cell table:style-name="ce2" office:value-type="string" calcext:value-type="string">
            <text:p><text:a xlink:href="https://www.codechef.com/submit/VCS" xlink:type="simple">VCS</text:a></text:p>
          </table:table-cell>
          <table:table-cell table:style-name="ce7" office:value-type="float" office:value="4665" calcext:value-type="float">
            <text:p>4665</text:p>
          </table:table-cell>
          <table:table-cell table:style-name="ce7" office:value-type="string" calcext:value-type="string">
            <text:p><text:a xlink:href="https://www.codechef.com/status/VCS" xlink:type="simple">59.3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DIFFSUM" xlink:type="simple">Sum OR Difference</text:a></text:p>
          </table:table-cell>
          <table:table-cell table:style-name="ce2" office:value-type="string" calcext:value-type="string">
            <text:p><text:a xlink:href="https://www.codechef.com/submit/DIFFSUM" xlink:type="simple">DIFFSUM</text:a></text:p>
          </table:table-cell>
          <table:table-cell table:style-name="ce7" office:value-type="float" office:value="4663" calcext:value-type="float">
            <text:p>4663</text:p>
          </table:table-cell>
          <table:table-cell table:style-name="ce7" office:value-type="string" calcext:value-type="string">
            <text:p><text:a xlink:href="https://www.codechef.com/status/DIFFSUM" xlink:type="simple">60.4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RJOKE" xlink:type="simple">Good Joke!</text:a></text:p>
          </table:table-cell>
          <table:table-cell table:style-name="ce2" office:value-type="string" calcext:value-type="string">
            <text:p><text:a xlink:href="https://www.codechef.com/submit/RRJOKE" xlink:type="simple">RRJOKE</text:a></text:p>
          </table:table-cell>
          <table:table-cell table:style-name="ce7" office:value-type="float" office:value="4463" calcext:value-type="float">
            <text:p>4463</text:p>
          </table:table-cell>
          <table:table-cell table:style-name="ce7" office:value-type="string" calcext:value-type="string">
            <text:p><text:a xlink:href="https://www.codechef.com/status/RRJOKE" xlink:type="simple">63.1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ONGSEQ" xlink:type="simple">Chef and digits of a number</text:a></text:p>
          </table:table-cell>
          <table:table-cell table:style-name="ce2" office:value-type="string" calcext:value-type="string">
            <text:p><text:a xlink:href="https://www.codechef.com/submit/LONGSEQ" xlink:type="simple">LONGSEQ</text:a></text:p>
          </table:table-cell>
          <table:table-cell table:style-name="ce7" office:value-type="float" office:value="4437" calcext:value-type="float">
            <text:p>4437</text:p>
          </table:table-cell>
          <table:table-cell table:style-name="ce7" office:value-type="string" calcext:value-type="string">
            <text:p><text:a xlink:href="https://www.codechef.com/status/LONGSEQ" xlink:type="simple">30.6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ARRP" xlink:type="simple">Chef and Subarrays</text:a></text:p>
          </table:table-cell>
          <table:table-cell table:style-name="ce2" office:value-type="string" calcext:value-type="string">
            <text:p><text:a xlink:href="https://www.codechef.com/submit/CHEFARRP" xlink:type="simple">CHEFARRP</text:a></text:p>
          </table:table-cell>
          <table:table-cell table:style-name="ce7" office:value-type="float" office:value="4350" calcext:value-type="float">
            <text:p>4350</text:p>
          </table:table-cell>
          <table:table-cell table:style-name="ce7" office:value-type="string" calcext:value-type="string">
            <text:p><text:a xlink:href="https://www.codechef.com/status/CHEFARRP" xlink:type="simple">61.5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SQ" xlink:type="simple">Chef and his Sequence</text:a></text:p>
          </table:table-cell>
          <table:table-cell table:style-name="ce2" office:value-type="string" calcext:value-type="string">
            <text:p><text:a xlink:href="https://www.codechef.com/submit/CHEFSQ" xlink:type="simple">CHEFSQ</text:a></text:p>
          </table:table-cell>
          <table:table-cell table:style-name="ce7" office:value-type="float" office:value="4213" calcext:value-type="float">
            <text:p>4213</text:p>
          </table:table-cell>
          <table:table-cell table:style-name="ce7" office:value-type="string" calcext:value-type="string">
            <text:p><text:a xlink:href="https://www.codechef.com/status/CHEFSQ" xlink:type="simple">21.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LTARAY" xlink:type="simple">Alternating subarray prefix</text:a></text:p>
          </table:table-cell>
          <table:table-cell table:style-name="ce2" office:value-type="string" calcext:value-type="string">
            <text:p><text:a xlink:href="https://www.codechef.com/submit/ALTARAY" xlink:type="simple">ALTARAY</text:a></text:p>
          </table:table-cell>
          <table:table-cell table:style-name="ce7" office:value-type="float" office:value="4151" calcext:value-type="float">
            <text:p>4151</text:p>
          </table:table-cell>
          <table:table-cell table:style-name="ce7" office:value-type="string" calcext:value-type="string">
            <text:p><text:a xlink:href="https://www.codechef.com/status/ALTARAY" xlink:type="simple">36.8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MOVIEWKN" xlink:type="simple">Movie Weekend</text:a></text:p>
          </table:table-cell>
          <table:table-cell table:style-name="ce2" office:value-type="string" calcext:value-type="string">
            <text:p><text:a xlink:href="https://www.codechef.com/submit/MOVIEWKN" xlink:type="simple">MOVIEWKN</text:a></text:p>
          </table:table-cell>
          <table:table-cell table:style-name="ce7" office:value-type="float" office:value="4113" calcext:value-type="float">
            <text:p>4113</text:p>
          </table:table-cell>
          <table:table-cell table:style-name="ce7" office:value-type="string" calcext:value-type="string">
            <text:p><text:a xlink:href="https://www.codechef.com/status/MOVIEWKN" xlink:type="simple">47.7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OLOR" xlink:type="simple">Chef And Coloring</text:a></text:p>
          </table:table-cell>
          <table:table-cell table:style-name="ce2" office:value-type="string" calcext:value-type="string">
            <text:p><text:a xlink:href="https://www.codechef.com/submit/COLOR" xlink:type="simple">COLOR</text:a></text:p>
          </table:table-cell>
          <table:table-cell table:style-name="ce7" office:value-type="float" office:value="3984" calcext:value-type="float">
            <text:p>3984</text:p>
          </table:table-cell>
          <table:table-cell table:style-name="ce7" office:value-type="string" calcext:value-type="string">
            <text:p><text:a xlink:href="https://www.codechef.com/status/COLOR" xlink:type="simple">44.9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FRTEST" xlink:type="simple">Devu and friendship testing</text:a></text:p>
          </table:table-cell>
          <table:table-cell table:style-name="ce2" office:value-type="string" calcext:value-type="string">
            <text:p><text:a xlink:href="https://www.codechef.com/submit/CFRTEST" xlink:type="simple">CFRTEST</text:a></text:p>
          </table:table-cell>
          <table:table-cell table:style-name="ce7" office:value-type="float" office:value="3969" calcext:value-type="float">
            <text:p>3969</text:p>
          </table:table-cell>
          <table:table-cell table:style-name="ce7" office:value-type="string" calcext:value-type="string">
            <text:p><text:a xlink:href="https://www.codechef.com/status/CFRTEST" xlink:type="simple">53.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ECTANGL" xlink:type="simple">Rectangle</text:a></text:p>
          </table:table-cell>
          <table:table-cell table:style-name="ce2" office:value-type="string" calcext:value-type="string">
            <text:p><text:a xlink:href="https://www.codechef.com/submit/RECTANGL" xlink:type="simple">RECTANGL</text:a></text:p>
          </table:table-cell>
          <table:table-cell table:style-name="ce7" office:value-type="float" office:value="3838" calcext:value-type="float">
            <text:p>3838</text:p>
          </table:table-cell>
          <table:table-cell table:style-name="ce7" office:value-type="string" calcext:value-type="string">
            <text:p><text:a xlink:href="https://www.codechef.com/status/RECTANGL" xlink:type="simple">38.0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AINBOWA" xlink:type="simple">Chef and Rainbow Array</text:a></text:p>
          </table:table-cell>
          <table:table-cell table:style-name="ce2" office:value-type="string" calcext:value-type="string">
            <text:p><text:a xlink:href="https://www.codechef.com/submit/RAINBOWA" xlink:type="simple">RAINBOWA</text:a></text:p>
          </table:table-cell>
          <table:table-cell table:style-name="ce7" office:value-type="float" office:value="3830" calcext:value-type="float">
            <text:p>3830</text:p>
          </table:table-cell>
          <table:table-cell table:style-name="ce7" office:value-type="string" calcext:value-type="string">
            <text:p><text:a xlink:href="https://www.codechef.com/status/RAINBOWA" xlink:type="simple">15.1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LPHABET" xlink:type="simple">Studying Alphabet</text:a></text:p>
          </table:table-cell>
          <table:table-cell table:style-name="ce2" office:value-type="string" calcext:value-type="string">
            <text:p><text:a xlink:href="https://www.codechef.com/submit/ALPHABET" xlink:type="simple">ALPHABET</text:a></text:p>
          </table:table-cell>
          <table:table-cell table:style-name="ce7" office:value-type="float" office:value="3713" calcext:value-type="float">
            <text:p>3713</text:p>
          </table:table-cell>
          <table:table-cell table:style-name="ce7" office:value-type="string" calcext:value-type="string">
            <text:p><text:a xlink:href="https://www.codechef.com/status/ALPHABET" xlink:type="simple">39.1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WOVSTEN" xlink:type="simple">Two vs Ten</text:a></text:p>
          </table:table-cell>
          <table:table-cell table:style-name="ce2" office:value-type="string" calcext:value-type="string">
            <text:p><text:a xlink:href="https://www.codechef.com/submit/TWOVSTEN" xlink:type="simple">TWOVSTEN</text:a></text:p>
          </table:table-cell>
          <table:table-cell table:style-name="ce7" office:value-type="float" office:value="3688" calcext:value-type="float">
            <text:p>3688</text:p>
          </table:table-cell>
          <table:table-cell table:style-name="ce7" office:value-type="string" calcext:value-type="string">
            <text:p><text:a xlink:href="https://www.codechef.com/status/TWOVSTEN" xlink:type="simple">55.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ATSDOGS" xlink:type="simple">Cats and Dogs</text:a></text:p>
          </table:table-cell>
          <table:table-cell table:style-name="ce2" office:value-type="string" calcext:value-type="string">
            <text:p><text:a xlink:href="https://www.codechef.com/submit/CATSDOGS" xlink:type="simple">CATSDOGS</text:a></text:p>
          </table:table-cell>
          <table:table-cell table:style-name="ce7" office:value-type="float" office:value="3628" calcext:value-type="float">
            <text:p>3628</text:p>
          </table:table-cell>
          <table:table-cell table:style-name="ce7" office:value-type="string" calcext:value-type="string">
            <text:p><text:a xlink:href="https://www.codechef.com/status/CATSDOGS" xlink:type="simple">17.8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ANDY123" xlink:type="simple">Bear and Candies 123</text:a></text:p>
          </table:table-cell>
          <table:table-cell table:style-name="ce2" office:value-type="string" calcext:value-type="string">
            <text:p><text:a xlink:href="https://www.codechef.com/submit/CANDY123" xlink:type="simple">CANDY123</text:a></text:p>
          </table:table-cell>
          <table:table-cell table:style-name="ce7" office:value-type="float" office:value="3620" calcext:value-type="float">
            <text:p>3620</text:p>
          </table:table-cell>
          <table:table-cell table:style-name="ce7" office:value-type="string" calcext:value-type="string">
            <text:p><text:a xlink:href="https://www.codechef.com/status/CANDY123" xlink:type="simple">57.2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DEVUGRAP" xlink:type="simple">Devu and Grapes</text:a></text:p>
          </table:table-cell>
          <table:table-cell table:style-name="ce2" office:value-type="string" calcext:value-type="string">
            <text:p><text:a xlink:href="https://www.codechef.com/submit/DEVUGRAP" xlink:type="simple">DEVUGRAP</text:a></text:p>
          </table:table-cell>
          <table:table-cell table:style-name="ce7" office:value-type="float" office:value="3610" calcext:value-type="float">
            <text:p>3610</text:p>
          </table:table-cell>
          <table:table-cell table:style-name="ce7" office:value-type="string" calcext:value-type="string">
            <text:p><text:a xlink:href="https://www.codechef.com/status/DEVUGRAP" xlink:type="simple">46.4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VOWELTB" xlink:type="simple">Is it a VOWEL or CONSONANT</text:a></text:p>
          </table:table-cell>
          <table:table-cell table:style-name="ce2" office:value-type="string" calcext:value-type="string">
            <text:p><text:a xlink:href="https://www.codechef.com/submit/VOWELTB" xlink:type="simple">VOWELTB</text:a></text:p>
          </table:table-cell>
          <table:table-cell table:style-name="ce7" office:value-type="float" office:value="3543" calcext:value-type="float">
            <text:p>3543</text:p>
          </table:table-cell>
          <table:table-cell table:style-name="ce7" office:value-type="string" calcext:value-type="string">
            <text:p><text:a xlink:href="https://www.codechef.com/status/VOWELTB" xlink:type="simple">43.2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UBINC" xlink:type="simple">Count Subarrays</text:a></text:p>
          </table:table-cell>
          <table:table-cell table:style-name="ce2" office:value-type="string" calcext:value-type="string">
            <text:p><text:a xlink:href="https://www.codechef.com/submit/SUBINC" xlink:type="simple">SUBINC</text:a></text:p>
          </table:table-cell>
          <table:table-cell table:style-name="ce7" office:value-type="float" office:value="3542" calcext:value-type="float">
            <text:p>3542</text:p>
          </table:table-cell>
          <table:table-cell table:style-name="ce7" office:value-type="string" calcext:value-type="string">
            <text:p><text:a xlink:href="https://www.codechef.com/status/SUBINC" xlink:type="simple">21.2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WONMS" xlink:type="simple">Two Numbers</text:a></text:p>
          </table:table-cell>
          <table:table-cell table:style-name="ce2" office:value-type="string" calcext:value-type="string">
            <text:p><text:a xlink:href="https://www.codechef.com/submit/TWONMS" xlink:type="simple">TWONMS</text:a></text:p>
          </table:table-cell>
          <table:table-cell table:style-name="ce7" office:value-type="float" office:value="3505" calcext:value-type="float">
            <text:p>3505</text:p>
          </table:table-cell>
          <table:table-cell table:style-name="ce7" office:value-type="string" calcext:value-type="string">
            <text:p><text:a xlink:href="https://www.codechef.com/status/TWONMS" xlink:type="simple">22.1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TRPALIN" xlink:type="simple">Palindromic substrings</text:a></text:p>
          </table:table-cell>
          <table:table-cell table:style-name="ce2" office:value-type="string" calcext:value-type="string">
            <text:p><text:a xlink:href="https://www.codechef.com/submit/STRPALIN" xlink:type="simple">STRPALIN</text:a></text:p>
          </table:table-cell>
          <table:table-cell table:style-name="ce7" office:value-type="float" office:value="3442" calcext:value-type="float">
            <text:p>3442</text:p>
          </table:table-cell>
          <table:table-cell table:style-name="ce7" office:value-type="string" calcext:value-type="string">
            <text:p><text:a xlink:href="https://www.codechef.com/status/STRPALIN" xlink:type="simple">41.2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DWNLD" xlink:type="simple">Download file</text:a></text:p>
          </table:table-cell>
          <table:table-cell table:style-name="ce2" office:value-type="string" calcext:value-type="string">
            <text:p><text:a xlink:href="https://www.codechef.com/submit/DWNLD" xlink:type="simple">DWNLD</text:a></text:p>
          </table:table-cell>
          <table:table-cell table:style-name="ce7" office:value-type="float" office:value="3225" calcext:value-type="float">
            <text:p>3225</text:p>
          </table:table-cell>
          <table:table-cell table:style-name="ce7" office:value-type="string" calcext:value-type="string">
            <text:p><text:a xlink:href="https://www.codechef.com/status/DWNLD" xlink:type="simple">53.1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REAPERI" xlink:type="simple">Area OR Perimeter</text:a></text:p>
          </table:table-cell>
          <table:table-cell table:style-name="ce2" office:value-type="string" calcext:value-type="string">
            <text:p><text:a xlink:href="https://www.codechef.com/submit/AREAPERI" xlink:type="simple">AREAPERI</text:a></text:p>
          </table:table-cell>
          <table:table-cell table:style-name="ce7" office:value-type="float" office:value="3175" calcext:value-type="float">
            <text:p>3175</text:p>
          </table:table-cell>
          <table:table-cell table:style-name="ce7" office:value-type="string" calcext:value-type="string">
            <text:p><text:a xlink:href="https://www.codechef.com/status/AREAPERI" xlink:type="simple">35.5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TICKS" xlink:type="simple">Sticks</text:a></text:p>
          </table:table-cell>
          <table:table-cell table:style-name="ce2" office:value-type="string" calcext:value-type="string">
            <text:p><text:a xlink:href="https://www.codechef.com/submit/STICKS" xlink:type="simple">STICKS</text:a></text:p>
          </table:table-cell>
          <table:table-cell table:style-name="ce7" office:value-type="float" office:value="3143" calcext:value-type="float">
            <text:p>3143</text:p>
          </table:table-cell>
          <table:table-cell table:style-name="ce7" office:value-type="string" calcext:value-type="string">
            <text:p><text:a xlink:href="https://www.codechef.com/status/STICKS" xlink:type="simple">29.8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BRACKETS" xlink:type="simple">Brackets</text:a></text:p>
          </table:table-cell>
          <table:table-cell table:style-name="ce2" office:value-type="string" calcext:value-type="string">
            <text:p><text:a xlink:href="https://www.codechef.com/submit/BRACKETS" xlink:type="simple">BRACKETS</text:a></text:p>
          </table:table-cell>
          <table:table-cell table:style-name="ce7" office:value-type="float" office:value="3067" calcext:value-type="float">
            <text:p>3067</text:p>
          </table:table-cell>
          <table:table-cell table:style-name="ce7" office:value-type="string" calcext:value-type="string">
            <text:p><text:a xlink:href="https://www.codechef.com/status/BRACKETS" xlink:type="simple">49.1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ALAZY" xlink:type="simple">Lazy Jem</text:a></text:p>
          </table:table-cell>
          <table:table-cell table:style-name="ce2" office:value-type="string" calcext:value-type="string">
            <text:p><text:a xlink:href="https://www.codechef.com/submit/TALAZY" xlink:type="simple">TALAZY</text:a></text:p>
          </table:table-cell>
          <table:table-cell table:style-name="ce7" office:value-type="float" office:value="3028" calcext:value-type="float">
            <text:p>3028</text:p>
          </table:table-cell>
          <table:table-cell table:style-name="ce7" office:value-type="string" calcext:value-type="string">
            <text:p><text:a xlink:href="https://www.codechef.com/status/TALAZY" xlink:type="simple">46.9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IMDISH" xlink:type="simple">Similar Dishes</text:a></text:p>
          </table:table-cell>
          <table:table-cell table:style-name="ce2" office:value-type="string" calcext:value-type="string">
            <text:p><text:a xlink:href="https://www.codechef.com/submit/SIMDISH" xlink:type="simple">SIMDISH</text:a></text:p>
          </table:table-cell>
          <table:table-cell table:style-name="ce7" office:value-type="float" office:value="3010" calcext:value-type="float">
            <text:p>3010</text:p>
          </table:table-cell>
          <table:table-cell table:style-name="ce7" office:value-type="string" calcext:value-type="string">
            <text:p><text:a xlink:href="https://www.codechef.com/status/SIMDISH" xlink:type="simple">48.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HOWMANY" xlink:type="simple">HOW MANY DIGITS DO I HAVE</text:a></text:p>
          </table:table-cell>
          <table:table-cell table:style-name="ce2" office:value-type="string" calcext:value-type="string">
            <text:p><text:a xlink:href="https://www.codechef.com/submit/HOWMANY" xlink:type="simple">HOWMANY</text:a></text:p>
          </table:table-cell>
          <table:table-cell table:style-name="ce7" office:value-type="float" office:value="2995" calcext:value-type="float">
            <text:p>2995</text:p>
          </table:table-cell>
          <table:table-cell table:style-name="ce7" office:value-type="string" calcext:value-type="string">
            <text:p><text:a xlink:href="https://www.codechef.com/status/HOWMANY" xlink:type="simple">40.6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IMPSTAT" xlink:type="simple">Simple Statistics</text:a></text:p>
          </table:table-cell>
          <table:table-cell table:style-name="ce2" office:value-type="string" calcext:value-type="string">
            <text:p><text:a xlink:href="https://www.codechef.com/submit/SIMPSTAT" xlink:type="simple">SIMPSTAT</text:a></text:p>
          </table:table-cell>
          <table:table-cell table:style-name="ce7" office:value-type="float" office:value="2951" calcext:value-type="float">
            <text:p>2951</text:p>
          </table:table-cell>
          <table:table-cell table:style-name="ce7" office:value-type="string" calcext:value-type="string">
            <text:p><text:a xlink:href="https://www.codechef.com/status/SIMPSTAT" xlink:type="simple">29.1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ICKETS5" xlink:type="simple">Tickets</text:a></text:p>
          </table:table-cell>
          <table:table-cell table:style-name="ce2" office:value-type="string" calcext:value-type="string">
            <text:p><text:a xlink:href="https://www.codechef.com/submit/TICKETS5" xlink:type="simple">TICKETS5</text:a></text:p>
          </table:table-cell>
          <table:table-cell table:style-name="ce7" office:value-type="float" office:value="2929" calcext:value-type="float">
            <text:p>2929</text:p>
          </table:table-cell>
          <table:table-cell table:style-name="ce7" office:value-type="string" calcext:value-type="string">
            <text:p><text:a xlink:href="https://www.codechef.com/status/TICKETS5" xlink:type="simple">24.8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RL2" xlink:type="simple">Chef and String</text:a></text:p>
          </table:table-cell>
          <table:table-cell table:style-name="ce2" office:value-type="string" calcext:value-type="string">
            <text:p><text:a xlink:href="https://www.codechef.com/submit/CHRL2" xlink:type="simple">CHRL2</text:a></text:p>
          </table:table-cell>
          <table:table-cell table:style-name="ce7" office:value-type="float" office:value="2928" calcext:value-type="float">
            <text:p>2928</text:p>
          </table:table-cell>
          <table:table-cell table:style-name="ce7" office:value-type="string" calcext:value-type="string">
            <text:p><text:a xlink:href="https://www.codechef.com/status/CHRL2" xlink:type="simple">28.3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STUD" xlink:type="simple">Chef and his Students</text:a></text:p>
          </table:table-cell>
          <table:table-cell table:style-name="ce2" office:value-type="string" calcext:value-type="string">
            <text:p><text:a xlink:href="https://www.codechef.com/submit/CHEFSTUD" xlink:type="simple">CHEFSTUD</text:a></text:p>
          </table:table-cell>
          <table:table-cell table:style-name="ce7" office:value-type="float" office:value="2895" calcext:value-type="float">
            <text:p>2895</text:p>
          </table:table-cell>
          <table:table-cell table:style-name="ce7" office:value-type="string" calcext:value-type="string">
            <text:p><text:a xlink:href="https://www.codechef.com/status/CHEFSTUD" xlink:type="simple">51.2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TENIS" xlink:type="simple">Chef and Table Tennis</text:a></text:p>
          </table:table-cell>
          <table:table-cell table:style-name="ce2" office:value-type="string" calcext:value-type="string">
            <text:p><text:a xlink:href="https://www.codechef.com/submit/TTENIS" xlink:type="simple">TTENIS</text:a></text:p>
          </table:table-cell>
          <table:table-cell table:style-name="ce7" office:value-type="float" office:value="2889" calcext:value-type="float">
            <text:p>2889</text:p>
          </table:table-cell>
          <table:table-cell table:style-name="ce7" office:value-type="string" calcext:value-type="string">
            <text:p><text:a xlink:href="https://www.codechef.com/status/TTENIS" xlink:type="simple">38.1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ELEVSTRS" xlink:type="simple">From heaven to earth</text:a></text:p>
          </table:table-cell>
          <table:table-cell table:style-name="ce2" office:value-type="string" calcext:value-type="string">
            <text:p><text:a xlink:href="https://www.codechef.com/submit/ELEVSTRS" xlink:type="simple">ELEVSTRS</text:a></text:p>
          </table:table-cell>
          <table:table-cell table:style-name="ce7" office:value-type="float" office:value="2828" calcext:value-type="float">
            <text:p>2828</text:p>
          </table:table-cell>
          <table:table-cell table:style-name="ce7" office:value-type="string" calcext:value-type="string">
            <text:p><text:a xlink:href="https://www.codechef.com/status/ELEVSTRS" xlink:type="simple">46.3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ICPC16B" xlink:type="simple">Beautiful Arrays</text:a></text:p>
          </table:table-cell>
          <table:table-cell table:style-name="ce2" office:value-type="string" calcext:value-type="string">
            <text:p><text:a xlink:href="https://www.codechef.com/submit/ICPC16B" xlink:type="simple">ICPC16B</text:a></text:p>
          </table:table-cell>
          <table:table-cell table:style-name="ce7" office:value-type="float" office:value="2814" calcext:value-type="float">
            <text:p>2814</text:p>
          </table:table-cell>
          <table:table-cell table:style-name="ce7" office:value-type="string" calcext:value-type="string">
            <text:p><text:a xlink:href="https://www.codechef.com/status/ICPC16B" xlink:type="simple">12.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LOW015" xlink:type="simple">Gregorian Calendar</text:a></text:p>
          </table:table-cell>
          <table:table-cell table:style-name="ce2" office:value-type="string" calcext:value-type="string">
            <text:p><text:a xlink:href="https://www.codechef.com/submit/FLOW015" xlink:type="simple">FLOW015</text:a></text:p>
          </table:table-cell>
          <table:table-cell table:style-name="ce7" office:value-type="float" office:value="2792" calcext:value-type="float">
            <text:p>2792</text:p>
          </table:table-cell>
          <table:table-cell table:style-name="ce7" office:value-type="string" calcext:value-type="string">
            <text:p><text:a xlink:href="https://www.codechef.com/status/FLOW015" xlink:type="simple">22.5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NAKPROC" xlink:type="simple">Snake Procession</text:a></text:p>
          </table:table-cell>
          <table:table-cell table:style-name="ce2" office:value-type="string" calcext:value-type="string">
            <text:p><text:a xlink:href="https://www.codechef.com/submit/SNAKPROC" xlink:type="simple">SNAKPROC</text:a></text:p>
          </table:table-cell>
          <table:table-cell table:style-name="ce7" office:value-type="float" office:value="2757" calcext:value-type="float">
            <text:p>2757</text:p>
          </table:table-cell>
          <table:table-cell table:style-name="ce7" office:value-type="string" calcext:value-type="string">
            <text:p><text:a xlink:href="https://www.codechef.com/status/SNAKPROC" xlink:type="simple">40.4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COOK" xlink:type="simple">Chef and Cook-Off</text:a></text:p>
          </table:table-cell>
          <table:table-cell table:style-name="ce2" office:value-type="string" calcext:value-type="string">
            <text:p><text:a xlink:href="https://www.codechef.com/submit/CCOOK" xlink:type="simple">CCOOK</text:a></text:p>
          </table:table-cell>
          <table:table-cell table:style-name="ce7" office:value-type="float" office:value="2751" calcext:value-type="float">
            <text:p>2751</text:p>
          </table:table-cell>
          <table:table-cell table:style-name="ce7" office:value-type="string" calcext:value-type="string">
            <text:p><text:a xlink:href="https://www.codechef.com/status/CCOOK" xlink:type="simple">54.4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NKTRAIN" xlink:type="simple">Train Partner</text:a></text:p>
          </table:table-cell>
          <table:table-cell table:style-name="ce2" office:value-type="string" calcext:value-type="string">
            <text:p><text:a xlink:href="https://www.codechef.com/submit/ANKTRAIN" xlink:type="simple">ANKTRAIN</text:a></text:p>
          </table:table-cell>
          <table:table-cell table:style-name="ce7" office:value-type="float" office:value="2729" calcext:value-type="float">
            <text:p>2729</text:p>
          </table:table-cell>
          <table:table-cell table:style-name="ce7" office:value-type="string" calcext:value-type="string">
            <text:p><text:a xlink:href="https://www.codechef.com/status/ANKTRAIN" xlink:type="simple">34.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EMPLELA" xlink:type="simple">Temple Land</text:a></text:p>
          </table:table-cell>
          <table:table-cell table:style-name="ce2" office:value-type="string" calcext:value-type="string">
            <text:p><text:a xlink:href="https://www.codechef.com/submit/TEMPLELA" xlink:type="simple">TEMPLELA</text:a></text:p>
          </table:table-cell>
          <table:table-cell table:style-name="ce7" office:value-type="float" office:value="2704" calcext:value-type="float">
            <text:p>2704</text:p>
          </table:table-cell>
          <table:table-cell table:style-name="ce7" office:value-type="string" calcext:value-type="string">
            <text:p><text:a xlink:href="https://www.codechef.com/status/TEMPLELA" xlink:type="simple">39.9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UTMOPR" xlink:type="simple">Strange operations</text:a></text:p>
          </table:table-cell>
          <table:table-cell table:style-name="ce2" office:value-type="string" calcext:value-type="string">
            <text:p><text:a xlink:href="https://www.codechef.com/submit/UTMOPR" xlink:type="simple">UTMOPR</text:a></text:p>
          </table:table-cell>
          <table:table-cell table:style-name="ce7" office:value-type="float" office:value="2682" calcext:value-type="float">
            <text:p>2682</text:p>
          </table:table-cell>
          <table:table-cell table:style-name="ce7" office:value-type="string" calcext:value-type="string">
            <text:p><text:a xlink:href="https://www.codechef.com/status/UTMOPR" xlink:type="simple">40.8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OMWG" xlink:type="simple">One more weird game</text:a></text:p>
          </table:table-cell>
          <table:table-cell table:style-name="ce2" office:value-type="string" calcext:value-type="string">
            <text:p><text:a xlink:href="https://www.codechef.com/submit/OMWG" xlink:type="simple">OMWG</text:a></text:p>
          </table:table-cell>
          <table:table-cell table:style-name="ce7" office:value-type="float" office:value="2680" calcext:value-type="float">
            <text:p>2680</text:p>
          </table:table-cell>
          <table:table-cell table:style-name="ce7" office:value-type="string" calcext:value-type="string">
            <text:p><text:a xlink:href="https://www.codechef.com/status/OMWG" xlink:type="simple">55.3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CHCL" xlink:type="simple">Chef and Chocolate</text:a></text:p>
          </table:table-cell>
          <table:table-cell table:style-name="ce2" office:value-type="string" calcext:value-type="string">
            <text:p><text:a xlink:href="https://www.codechef.com/submit/CHCHCL" xlink:type="simple">CHCHCL</text:a></text:p>
          </table:table-cell>
          <table:table-cell table:style-name="ce7" office:value-type="float" office:value="2661" calcext:value-type="float">
            <text:p>2661</text:p>
          </table:table-cell>
          <table:table-cell table:style-name="ce7" office:value-type="string" calcext:value-type="string">
            <text:p><text:a xlink:href="https://www.codechef.com/status/CHCHCL" xlink:type="simple">43.3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OSTMAX" xlink:type="simple">Find the Maximum Value</text:a></text:p>
          </table:table-cell>
          <table:table-cell table:style-name="ce2" office:value-type="string" calcext:value-type="string">
            <text:p><text:a xlink:href="https://www.codechef.com/submit/LOSTMAX" xlink:type="simple">LOSTMAX</text:a></text:p>
          </table:table-cell>
          <table:table-cell table:style-name="ce7" office:value-type="float" office:value="2653" calcext:value-type="float">
            <text:p>2653</text:p>
          </table:table-cell>
          <table:table-cell table:style-name="ce7" office:value-type="string" calcext:value-type="string">
            <text:p><text:a xlink:href="https://www.codechef.com/status/LOSTMAX" xlink:type="simple">29.9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TM2" xlink:type="simple">ATM Machine</text:a></text:p>
          </table:table-cell>
          <table:table-cell table:style-name="ce2" office:value-type="string" calcext:value-type="string">
            <text:p><text:a xlink:href="https://www.codechef.com/submit/ATM2" xlink:type="simple">ATM2</text:a></text:p>
          </table:table-cell>
          <table:table-cell table:style-name="ce7" office:value-type="float" office:value="2650" calcext:value-type="float">
            <text:p>2650</text:p>
          </table:table-cell>
          <table:table-cell table:style-name="ce7" office:value-type="string" calcext:value-type="string">
            <text:p><text:a xlink:href="https://www.codechef.com/status/ATM2" xlink:type="simple">53.2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BUGCAL" xlink:type="simple">Buggy Calculator</text:a></text:p>
          </table:table-cell>
          <table:table-cell table:style-name="ce2" office:value-type="string" calcext:value-type="string">
            <text:p><text:a xlink:href="https://www.codechef.com/submit/BUGCAL" xlink:type="simple">BUGCAL</text:a></text:p>
          </table:table-cell>
          <table:table-cell table:style-name="ce7" office:value-type="float" office:value="2617" calcext:value-type="float">
            <text:p>2617</text:p>
          </table:table-cell>
          <table:table-cell table:style-name="ce7" office:value-type="string" calcext:value-type="string">
            <text:p><text:a xlink:href="https://www.codechef.com/status/BUGCAL" xlink:type="simple">23.0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WDTBAM" xlink:type="simple">Who dares to be a millionaire</text:a></text:p>
          </table:table-cell>
          <table:table-cell table:style-name="ce2" office:value-type="string" calcext:value-type="string">
            <text:p><text:a xlink:href="https://www.codechef.com/submit/WDTBAM" xlink:type="simple">WDTBAM</text:a></text:p>
          </table:table-cell>
          <table:table-cell table:style-name="ce7" office:value-type="float" office:value="2590" calcext:value-type="float">
            <text:p>2590</text:p>
          </table:table-cell>
          <table:table-cell table:style-name="ce7" office:value-type="string" calcext:value-type="string">
            <text:p><text:a xlink:href="https://www.codechef.com/status/WDTBAM" xlink:type="simple">19.4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GOODSET" xlink:type="simple">A Good Set</text:a></text:p>
          </table:table-cell>
          <table:table-cell table:style-name="ce2" office:value-type="string" calcext:value-type="string">
            <text:p><text:a xlink:href="https://www.codechef.com/submit/GOODSET" xlink:type="simple">GOODSET</text:a></text:p>
          </table:table-cell>
          <table:table-cell table:style-name="ce7" office:value-type="float" office:value="2519" calcext:value-type="float">
            <text:p>2519</text:p>
          </table:table-cell>
          <table:table-cell table:style-name="ce7" office:value-type="string" calcext:value-type="string">
            <text:p><text:a xlink:href="https://www.codechef.com/status/GOODSET" xlink:type="simple">45.3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SUM" xlink:type="simple">Little Chef and Sums</text:a></text:p>
          </table:table-cell>
          <table:table-cell table:style-name="ce2" office:value-type="string" calcext:value-type="string">
            <text:p><text:a xlink:href="https://www.codechef.com/submit/CHEFSUM" xlink:type="simple">CHEFSUM</text:a></text:p>
          </table:table-cell>
          <table:table-cell table:style-name="ce7" office:value-type="float" office:value="2487" calcext:value-type="float">
            <text:p>2487</text:p>
          </table:table-cell>
          <table:table-cell table:style-name="ce7" office:value-type="string" calcext:value-type="string">
            <text:p><text:a xlink:href="https://www.codechef.com/status/CHEFSUM" xlink:type="simple">25.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EGRANDR" xlink:type="simple">Andrash and Stipendium</text:a></text:p>
          </table:table-cell>
          <table:table-cell table:style-name="ce2" office:value-type="string" calcext:value-type="string">
            <text:p><text:a xlink:href="https://www.codechef.com/submit/EGRANDR" xlink:type="simple">EGRANDR</text:a></text:p>
          </table:table-cell>
          <table:table-cell table:style-name="ce7" office:value-type="float" office:value="2464" calcext:value-type="float">
            <text:p>2464</text:p>
          </table:table-cell>
          <table:table-cell table:style-name="ce7" office:value-type="string" calcext:value-type="string">
            <text:p><text:a xlink:href="https://www.codechef.com/status/EGRANDR" xlink:type="simple">25.3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NITIKA" xlink:type="simple">Whats in the Name</text:a></text:p>
          </table:table-cell>
          <table:table-cell table:style-name="ce2" office:value-type="string" calcext:value-type="string">
            <text:p><text:a xlink:href="https://www.codechef.com/submit/NITIKA" xlink:type="simple">NITIKA</text:a></text:p>
          </table:table-cell>
          <table:table-cell table:style-name="ce7" office:value-type="float" office:value="2452" calcext:value-type="float">
            <text:p>2452</text:p>
          </table:table-cell>
          <table:table-cell table:style-name="ce7" office:value-type="string" calcext:value-type="string">
            <text:p><text:a xlink:href="https://www.codechef.com/status/NITIKA" xlink:type="simple">29.4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K87MEDI" xlink:type="simple">Chef and Employment Test</text:a></text:p>
          </table:table-cell>
          <table:table-cell table:style-name="ce2" office:value-type="string" calcext:value-type="string">
            <text:p><text:a xlink:href="https://www.codechef.com/submit/CK87MEDI" xlink:type="simple">CK87MEDI</text:a></text:p>
          </table:table-cell>
          <table:table-cell table:style-name="ce7" office:value-type="float" office:value="2437" calcext:value-type="float">
            <text:p>2437</text:p>
          </table:table-cell>
          <table:table-cell table:style-name="ce7" office:value-type="string" calcext:value-type="string">
            <text:p><text:a xlink:href="https://www.codechef.com/status/CK87MEDI" xlink:type="simple">52.4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DEVARRAY" xlink:type="simple">Devu and an Array</text:a></text:p>
          </table:table-cell>
          <table:table-cell table:style-name="ce2" office:value-type="string" calcext:value-type="string">
            <text:p><text:a xlink:href="https://www.codechef.com/submit/DEVARRAY" xlink:type="simple">DEVARRAY</text:a></text:p>
          </table:table-cell>
          <table:table-cell table:style-name="ce7" office:value-type="float" office:value="2420" calcext:value-type="float">
            <text:p>2420</text:p>
          </table:table-cell>
          <table:table-cell table:style-name="ce7" office:value-type="string" calcext:value-type="string">
            <text:p><text:a xlink:href="https://www.codechef.com/status/DEVARRAY" xlink:type="simple">44.5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ERFCONT" xlink:type="simple">A Balanced Contest</text:a></text:p>
          </table:table-cell>
          <table:table-cell table:style-name="ce2" office:value-type="string" calcext:value-type="string">
            <text:p><text:a xlink:href="https://www.codechef.com/submit/PERFCONT" xlink:type="simple">PERFCONT</text:a></text:p>
          </table:table-cell>
          <table:table-cell table:style-name="ce7" office:value-type="float" office:value="2418" calcext:value-type="float">
            <text:p>2418</text:p>
          </table:table-cell>
          <table:table-cell table:style-name="ce7" office:value-type="string" calcext:value-type="string">
            <text:p><text:a xlink:href="https://www.codechef.com/status/PERFCONT" xlink:type="simple">34.9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NOTINCOM" xlink:type="simple">Nothing in Common</text:a></text:p>
          </table:table-cell>
          <table:table-cell table:style-name="ce2" office:value-type="string" calcext:value-type="string">
            <text:p><text:a xlink:href="https://www.codechef.com/submit/NOTINCOM" xlink:type="simple">NOTINCOM</text:a></text:p>
          </table:table-cell>
          <table:table-cell table:style-name="ce7" office:value-type="float" office:value="2415" calcext:value-type="float">
            <text:p>2415</text:p>
          </table:table-cell>
          <table:table-cell table:style-name="ce7" office:value-type="string" calcext:value-type="string">
            <text:p><text:a xlink:href="https://www.codechef.com/status/NOTINCOM" xlink:type="simple">21.2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BRLADDER" xlink:type="simple">Bear and Ladder</text:a></text:p>
          </table:table-cell>
          <table:table-cell table:style-name="ce2" office:value-type="string" calcext:value-type="string">
            <text:p><text:a xlink:href="https://www.codechef.com/submit/BRLADDER" xlink:type="simple">BRLADDER</text:a></text:p>
          </table:table-cell>
          <table:table-cell table:style-name="ce7" office:value-type="float" office:value="2411" calcext:value-type="float">
            <text:p>2411</text:p>
          </table:table-cell>
          <table:table-cell table:style-name="ce7" office:value-type="string" calcext:value-type="string">
            <text:p><text:a xlink:href="https://www.codechef.com/status/BRLADDER" xlink:type="simple">39.3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OOMILK" xlink:type="simple">Bear and Milky Cookies</text:a></text:p>
          </table:table-cell>
          <table:table-cell table:style-name="ce2" office:value-type="string" calcext:value-type="string">
            <text:p><text:a xlink:href="https://www.codechef.com/submit/COOMILK" xlink:type="simple">COOMILK</text:a></text:p>
          </table:table-cell>
          <table:table-cell table:style-name="ce7" office:value-type="float" office:value="2391" calcext:value-type="float">
            <text:p>2391</text:p>
          </table:table-cell>
          <table:table-cell table:style-name="ce7" office:value-type="string" calcext:value-type="string">
            <text:p><text:a xlink:href="https://www.codechef.com/status/COOMILK" xlink:type="simple">33.7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COLLIS" xlink:type="simple">Collisions</text:a></text:p>
          </table:table-cell>
          <table:table-cell table:style-name="ce2" office:value-type="string" calcext:value-type="string">
            <text:p><text:a xlink:href="https://www.codechef.com/submit/LCOLLIS" xlink:type="simple">LCOLLIS</text:a></text:p>
          </table:table-cell>
          <table:table-cell table:style-name="ce7" office:value-type="float" office:value="2363" calcext:value-type="float">
            <text:p>2363</text:p>
          </table:table-cell>
          <table:table-cell table:style-name="ce7" office:value-type="string" calcext:value-type="string">
            <text:p><text:a xlink:href="https://www.codechef.com/status/LCOLLIS" xlink:type="simple">30.3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URCALC" xlink:type="simple">Program Your Own CALCULATOR</text:a></text:p>
          </table:table-cell>
          <table:table-cell table:style-name="ce2" office:value-type="string" calcext:value-type="string">
            <text:p><text:a xlink:href="https://www.codechef.com/submit/URCALC" xlink:type="simple">URCALC</text:a></text:p>
          </table:table-cell>
          <table:table-cell table:style-name="ce7" office:value-type="float" office:value="2342" calcext:value-type="float">
            <text:p>2342</text:p>
          </table:table-cell>
          <table:table-cell table:style-name="ce7" office:value-type="string" calcext:value-type="string">
            <text:p><text:a xlink:href="https://www.codechef.com/status/URCALC" xlink:type="simple">21.9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DACRA" xlink:type="simple">Ada and crayons</text:a></text:p>
          </table:table-cell>
          <table:table-cell table:style-name="ce2" office:value-type="string" calcext:value-type="string">
            <text:p><text:a xlink:href="https://www.codechef.com/submit/ADACRA" xlink:type="simple">ADACRA</text:a></text:p>
          </table:table-cell>
          <table:table-cell table:style-name="ce7" office:value-type="float" office:value="2329" calcext:value-type="float">
            <text:p>2329</text:p>
          </table:table-cell>
          <table:table-cell table:style-name="ce7" office:value-type="string" calcext:value-type="string">
            <text:p><text:a xlink:href="https://www.codechef.com/status/ADACRA" xlink:type="simple">43.6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EGM01" xlink:type="simple">Bear and Segment 01</text:a></text:p>
          </table:table-cell>
          <table:table-cell table:style-name="ce2" office:value-type="string" calcext:value-type="string">
            <text:p><text:a xlink:href="https://www.codechef.com/submit/SEGM01" xlink:type="simple">SEGM01</text:a></text:p>
          </table:table-cell>
          <table:table-cell table:style-name="ce7" office:value-type="float" office:value="2307" calcext:value-type="float">
            <text:p>2307</text:p>
          </table:table-cell>
          <table:table-cell table:style-name="ce7" office:value-type="string" calcext:value-type="string">
            <text:p><text:a xlink:href="https://www.codechef.com/status/SEGM01" xlink:type="simple">44.7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XENTASK" xlink:type="simple">Xenny and Alternating Tasks</text:a></text:p>
          </table:table-cell>
          <table:table-cell table:style-name="ce2" office:value-type="string" calcext:value-type="string">
            <text:p><text:a xlink:href="https://www.codechef.com/submit/XENTASK" xlink:type="simple">XENTASK</text:a></text:p>
          </table:table-cell>
          <table:table-cell table:style-name="ce7" office:value-type="float" office:value="2288" calcext:value-type="float">
            <text:p>2288</text:p>
          </table:table-cell>
          <table:table-cell table:style-name="ce7" office:value-type="string" calcext:value-type="string">
            <text:p><text:a xlink:href="https://www.codechef.com/status/XENTASK" xlink:type="simple">38.0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O92JUDG" xlink:type="simple">Chef Judges a Competition</text:a></text:p>
          </table:table-cell>
          <table:table-cell table:style-name="ce2" office:value-type="string" calcext:value-type="string">
            <text:p><text:a xlink:href="https://www.codechef.com/submit/CO92JUDG" xlink:type="simple">CO92JUDG</text:a></text:p>
          </table:table-cell>
          <table:table-cell table:style-name="ce7" office:value-type="float" office:value="2288" calcext:value-type="float">
            <text:p>2288</text:p>
          </table:table-cell>
          <table:table-cell table:style-name="ce7" office:value-type="string" calcext:value-type="string">
            <text:p><text:a xlink:href="https://www.codechef.com/status/CO92JUDG" xlink:type="simple">52.6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CBALL" xlink:type="simple">Akhil And Colored Balls</text:a></text:p>
          </table:table-cell>
          <table:table-cell table:style-name="ce2" office:value-type="string" calcext:value-type="string">
            <text:p><text:a xlink:href="https://www.codechef.com/submit/ACBALL" xlink:type="simple">ACBALL</text:a></text:p>
          </table:table-cell>
          <table:table-cell table:style-name="ce7" office:value-type="float" office:value="2287" calcext:value-type="float">
            <text:p>2287</text:p>
          </table:table-cell>
          <table:table-cell table:style-name="ce7" office:value-type="string" calcext:value-type="string">
            <text:p><text:a xlink:href="https://www.codechef.com/status/ACBALL" xlink:type="simple">34.3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MATPAN" xlink:type="simple">Mathison and pangrams</text:a></text:p>
          </table:table-cell>
          <table:table-cell table:style-name="ce2" office:value-type="string" calcext:value-type="string">
            <text:p><text:a xlink:href="https://www.codechef.com/submit/MATPAN" xlink:type="simple">MATPAN</text:a></text:p>
          </table:table-cell>
          <table:table-cell table:style-name="ce7" office:value-type="float" office:value="2257" calcext:value-type="float">
            <text:p>2257</text:p>
          </table:table-cell>
          <table:table-cell table:style-name="ce7" office:value-type="string" calcext:value-type="string">
            <text:p><text:a xlink:href="https://www.codechef.com/status/MATPAN" xlink:type="simple">44.4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ROUT" xlink:type="simple">Chef and his daily routine</text:a></text:p>
          </table:table-cell>
          <table:table-cell table:style-name="ce2" office:value-type="string" calcext:value-type="string">
            <text:p><text:a xlink:href="https://www.codechef.com/submit/CHEFROUT" xlink:type="simple">CHEFROUT</text:a></text:p>
          </table:table-cell>
          <table:table-cell table:style-name="ce7" office:value-type="float" office:value="2243" calcext:value-type="float">
            <text:p>2243</text:p>
          </table:table-cell>
          <table:table-cell table:style-name="ce7" office:value-type="string" calcext:value-type="string">
            <text:p><text:a xlink:href="https://www.codechef.com/status/CHEFROUT" xlink:type="simple">36.5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DETE" xlink:type="simple">Chef-Detective</text:a></text:p>
          </table:table-cell>
          <table:table-cell table:style-name="ce2" office:value-type="string" calcext:value-type="string">
            <text:p><text:a xlink:href="https://www.codechef.com/submit/CHEFDETE" xlink:type="simple">CHEFDETE</text:a></text:p>
          </table:table-cell>
          <table:table-cell table:style-name="ce7" office:value-type="float" office:value="2217" calcext:value-type="float">
            <text:p>2217</text:p>
          </table:table-cell>
          <table:table-cell table:style-name="ce7" office:value-type="string" calcext:value-type="string">
            <text:p><text:a xlink:href="https://www.codechef.com/status/CHEFDETE" xlink:type="simple">35.1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NELECT" xlink:type="simple">Snakes, Mongooses and the Ultimate Election</text:a></text:p>
          </table:table-cell>
          <table:table-cell table:style-name="ce2" office:value-type="string" calcext:value-type="string">
            <text:p><text:a xlink:href="https://www.codechef.com/submit/SNELECT" xlink:type="simple">SNELECT</text:a></text:p>
          </table:table-cell>
          <table:table-cell table:style-name="ce7" office:value-type="float" office:value="2214" calcext:value-type="float">
            <text:p>2214</text:p>
          </table:table-cell>
          <table:table-cell table:style-name="ce7" office:value-type="string" calcext:value-type="string">
            <text:p><text:a xlink:href="https://www.codechef.com/status/SNELECT" xlink:type="simple">23.8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TRLBP" xlink:type="simple">Uniform Strings</text:a></text:p>
          </table:table-cell>
          <table:table-cell table:style-name="ce2" office:value-type="string" calcext:value-type="string">
            <text:p><text:a xlink:href="https://www.codechef.com/submit/STRLBP" xlink:type="simple">STRLBP</text:a></text:p>
          </table:table-cell>
          <table:table-cell table:style-name="ce7" office:value-type="float" office:value="2199" calcext:value-type="float">
            <text:p>2199</text:p>
          </table:table-cell>
          <table:table-cell table:style-name="ce7" office:value-type="string" calcext:value-type="string">
            <text:p><text:a xlink:href="https://www.codechef.com/status/STRLBP" xlink:type="simple">48.5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UTBOARD" xlink:type="simple">Cut the Board</text:a></text:p>
          </table:table-cell>
          <table:table-cell table:style-name="ce2" office:value-type="string" calcext:value-type="string">
            <text:p><text:a xlink:href="https://www.codechef.com/submit/CUTBOARD" xlink:type="simple">CUTBOARD</text:a></text:p>
          </table:table-cell>
          <table:table-cell table:style-name="ce7" office:value-type="float" office:value="2194" calcext:value-type="float">
            <text:p>2194</text:p>
          </table:table-cell>
          <table:table-cell table:style-name="ce7" office:value-type="string" calcext:value-type="string">
            <text:p><text:a xlink:href="https://www.codechef.com/status/CUTBOARD" xlink:type="simple">64.7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ADDU" xlink:type="simple">Laddu</text:a></text:p>
          </table:table-cell>
          <table:table-cell table:style-name="ce2" office:value-type="string" calcext:value-type="string">
            <text:p><text:a xlink:href="https://www.codechef.com/submit/LADDU" xlink:type="simple">LADDU</text:a></text:p>
          </table:table-cell>
          <table:table-cell table:style-name="ce7" office:value-type="float" office:value="2185" calcext:value-type="float">
            <text:p>2185</text:p>
          </table:table-cell>
          <table:table-cell table:style-name="ce7" office:value-type="string" calcext:value-type="string">
            <text:p><text:a xlink:href="https://www.codechef.com/status/LADDU" xlink:type="simple">40.4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NGOR" xlink:type="simple">Chang and Bitwise OR</text:a></text:p>
          </table:table-cell>
          <table:table-cell table:style-name="ce2" office:value-type="string" calcext:value-type="string">
            <text:p><text:a xlink:href="https://www.codechef.com/submit/CHNGOR" xlink:type="simple">CHNGOR</text:a></text:p>
          </table:table-cell>
          <table:table-cell table:style-name="ce7" office:value-type="float" office:value="2171" calcext:value-type="float">
            <text:p>2171</text:p>
          </table:table-cell>
          <table:table-cell table:style-name="ce7" office:value-type="string" calcext:value-type="string">
            <text:p><text:a xlink:href="https://www.codechef.com/status/CHNGOR" xlink:type="simple">43.6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00K0FF" xlink:type="simple">Chef and Cook-Off Contests</text:a></text:p>
          </table:table-cell>
          <table:table-cell table:style-name="ce2" office:value-type="string" calcext:value-type="string">
            <text:p><text:a xlink:href="https://www.codechef.com/submit/C00K0FF" xlink:type="simple">C00K0FF</text:a></text:p>
          </table:table-cell>
          <table:table-cell table:style-name="ce7" office:value-type="float" office:value="2139" calcext:value-type="float">
            <text:p>2139</text:p>
          </table:table-cell>
          <table:table-cell table:style-name="ce7" office:value-type="string" calcext:value-type="string">
            <text:p><text:a xlink:href="https://www.codechef.com/status/C00K0FF" xlink:type="simple">27.5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NCKYEAR" xlink:type="simple">Chef and SnackDown</text:a></text:p>
          </table:table-cell>
          <table:table-cell table:style-name="ce2" office:value-type="string" calcext:value-type="string">
            <text:p><text:a xlink:href="https://www.codechef.com/submit/SNCKYEAR" xlink:type="simple">SNCKYEAR</text:a></text:p>
          </table:table-cell>
          <table:table-cell table:style-name="ce7" office:value-type="float" office:value="2101" calcext:value-type="float">
            <text:p>2101</text:p>
          </table:table-cell>
          <table:table-cell table:style-name="ce7" office:value-type="string" calcext:value-type="string">
            <text:p><text:a xlink:href="https://www.codechef.com/status/SNCKYEAR" xlink:type="simple">60.7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APAR" xlink:type="simple">Chef and His Apartment Dues</text:a></text:p>
          </table:table-cell>
          <table:table-cell table:style-name="ce2" office:value-type="string" calcext:value-type="string">
            <text:p><text:a xlink:href="https://www.codechef.com/submit/CHEFAPAR" xlink:type="simple">CHEFAPAR</text:a></text:p>
          </table:table-cell>
          <table:table-cell table:style-name="ce7" office:value-type="float" office:value="2093" calcext:value-type="float">
            <text:p>2093</text:p>
          </table:table-cell>
          <table:table-cell table:style-name="ce7" office:value-type="string" calcext:value-type="string">
            <text:p><text:a xlink:href="https://www.codechef.com/status/CHEFAPAR" xlink:type="simple">30.6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KOL16J" xlink:type="simple">Quentin Tarantino</text:a></text:p>
          </table:table-cell>
          <table:table-cell table:style-name="ce2" office:value-type="string" calcext:value-type="string">
            <text:p><text:a xlink:href="https://www.codechef.com/submit/KOL16J" xlink:type="simple">KOL16J</text:a></text:p>
          </table:table-cell>
          <table:table-cell table:style-name="ce7" office:value-type="float" office:value="2090" calcext:value-type="float">
            <text:p>2090</text:p>
          </table:table-cell>
          <table:table-cell table:style-name="ce7" office:value-type="string" calcext:value-type="string">
            <text:p><text:a xlink:href="https://www.codechef.com/status/KOL16J" xlink:type="simple">31.3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GOODBAD" xlink:type="simple">Good and Bad Persons</text:a></text:p>
          </table:table-cell>
          <table:table-cell table:style-name="ce2" office:value-type="string" calcext:value-type="string">
            <text:p><text:a xlink:href="https://www.codechef.com/submit/GOODBAD" xlink:type="simple">GOODBAD</text:a></text:p>
          </table:table-cell>
          <table:table-cell table:style-name="ce7" office:value-type="float" office:value="2089" calcext:value-type="float">
            <text:p>2089</text:p>
          </table:table-cell>
          <table:table-cell table:style-name="ce7" office:value-type="string" calcext:value-type="string">
            <text:p><text:a xlink:href="https://www.codechef.com/status/GOODBAD" xlink:type="simple">41.1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NW1" xlink:type="simple">Days in Month</text:a></text:p>
          </table:table-cell>
          <table:table-cell table:style-name="ce2" office:value-type="string" calcext:value-type="string">
            <text:p><text:a xlink:href="https://www.codechef.com/submit/NW1" xlink:type="simple">NW1</text:a></text:p>
          </table:table-cell>
          <table:table-cell table:style-name="ce7" office:value-type="float" office:value="2076" calcext:value-type="float">
            <text:p>2076</text:p>
          </table:table-cell>
          <table:table-cell table:style-name="ce7" office:value-type="string" calcext:value-type="string">
            <text:p><text:a xlink:href="https://www.codechef.com/status/NW1" xlink:type="simple">31.0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RUN" xlink:type="simple">Secret Recipe</text:a></text:p>
          </table:table-cell>
          <table:table-cell table:style-name="ce2" office:value-type="string" calcext:value-type="string">
            <text:p><text:a xlink:href="https://www.codechef.com/submit/CHEFRUN" xlink:type="simple">CHEFRUN</text:a></text:p>
          </table:table-cell>
          <table:table-cell table:style-name="ce7" office:value-type="float" office:value="2073" calcext:value-type="float">
            <text:p>2073</text:p>
          </table:table-cell>
          <table:table-cell table:style-name="ce7" office:value-type="string" calcext:value-type="string">
            <text:p><text:a xlink:href="https://www.codechef.com/status/CHEFRUN" xlink:type="simple">47.3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QUADROOT" xlink:type="simple">Roots of a Quadratic Equation</text:a></text:p>
          </table:table-cell>
          <table:table-cell table:style-name="ce2" office:value-type="string" calcext:value-type="string">
            <text:p><text:a xlink:href="https://www.codechef.com/submit/QUADROOT" xlink:type="simple">QUADROOT</text:a></text:p>
          </table:table-cell>
          <table:table-cell table:style-name="ce7" office:value-type="float" office:value="2064" calcext:value-type="float">
            <text:p>2064</text:p>
          </table:table-cell>
          <table:table-cell table:style-name="ce7" office:value-type="string" calcext:value-type="string">
            <text:p><text:a xlink:href="https://www.codechef.com/status/QUADROOT" xlink:type="simple">21.9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ODERLIF" xlink:type="simple">Coder Life Matters</text:a></text:p>
          </table:table-cell>
          <table:table-cell table:style-name="ce2" office:value-type="string" calcext:value-type="string">
            <text:p><text:a xlink:href="https://www.codechef.com/submit/CODERLIF" xlink:type="simple">CODERLIF</text:a></text:p>
          </table:table-cell>
          <table:table-cell table:style-name="ce7" office:value-type="float" office:value="2042" calcext:value-type="float">
            <text:p>2042</text:p>
          </table:table-cell>
          <table:table-cell table:style-name="ce7" office:value-type="string" calcext:value-type="string">
            <text:p><text:a xlink:href="https://www.codechef.com/status/CODERLIF" xlink:type="simple">40.8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RK" xlink:type="simple">Chef and Friends</text:a></text:p>
          </table:table-cell>
          <table:table-cell table:style-name="ce2" office:value-type="string" calcext:value-type="string">
            <text:p><text:a xlink:href="https://www.codechef.com/submit/FRK" xlink:type="simple">FRK</text:a></text:p>
          </table:table-cell>
          <table:table-cell table:style-name="ce7" office:value-type="float" office:value="2038" calcext:value-type="float">
            <text:p>2038</text:p>
          </table:table-cell>
          <table:table-cell table:style-name="ce7" office:value-type="string" calcext:value-type="string">
            <text:p><text:a xlink:href="https://www.codechef.com/status/FRK" xlink:type="simple">52.9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ENTEXAM" xlink:type="simple">Entrance Exam</text:a></text:p>
          </table:table-cell>
          <table:table-cell table:style-name="ce2" office:value-type="string" calcext:value-type="string">
            <text:p><text:a xlink:href="https://www.codechef.com/submit/ENTEXAM" xlink:type="simple">ENTEXAM</text:a></text:p>
          </table:table-cell>
          <table:table-cell table:style-name="ce7" office:value-type="float" office:value="2031" calcext:value-type="float">
            <text:p>2031</text:p>
          </table:table-cell>
          <table:table-cell table:style-name="ce7" office:value-type="string" calcext:value-type="string">
            <text:p><text:a xlink:href="https://www.codechef.com/status/ENTEXAM" xlink:type="simple">13.0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BMT" xlink:type="simple">Football Match</text:a></text:p>
          </table:table-cell>
          <table:table-cell table:style-name="ce2" office:value-type="string" calcext:value-type="string">
            <text:p><text:a xlink:href="https://www.codechef.com/submit/FBMT" xlink:type="simple">FBMT</text:a></text:p>
          </table:table-cell>
          <table:table-cell table:style-name="ce7" office:value-type="float" office:value="2018" calcext:value-type="float">
            <text:p>2018</text:p>
          </table:table-cell>
          <table:table-cell table:style-name="ce7" office:value-type="string" calcext:value-type="string">
            <text:p><text:a xlink:href="https://www.codechef.com/status/FBMT" xlink:type="simple">26.4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IKECS01" xlink:type="simple">Subsequence Equality</text:a></text:p>
          </table:table-cell>
          <table:table-cell table:style-name="ce2" office:value-type="string" calcext:value-type="string">
            <text:p><text:a xlink:href="https://www.codechef.com/submit/LIKECS01" xlink:type="simple">LIKECS01</text:a></text:p>
          </table:table-cell>
          <table:table-cell table:style-name="ce7" office:value-type="float" office:value="2011" calcext:value-type="float">
            <text:p>2011</text:p>
          </table:table-cell>
          <table:table-cell table:style-name="ce7" office:value-type="string" calcext:value-type="string">
            <text:p><text:a xlink:href="https://www.codechef.com/status/LIKECS01" xlink:type="simple">44.3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ISDIGIT" xlink:type="simple">Digit Longest Increasing Subsequences 2</text:a></text:p>
          </table:table-cell>
          <table:table-cell table:style-name="ce2" office:value-type="string" calcext:value-type="string">
            <text:p><text:a xlink:href="https://www.codechef.com/submit/LISDIGIT" xlink:type="simple">LISDIGIT</text:a></text:p>
          </table:table-cell>
          <table:table-cell table:style-name="ce7" office:value-type="float" office:value="1989" calcext:value-type="float">
            <text:p>1989</text:p>
          </table:table-cell>
          <table:table-cell table:style-name="ce7" office:value-type="string" calcext:value-type="string">
            <text:p><text:a xlink:href="https://www.codechef.com/status/LISDIGIT" xlink:type="simple">57.9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DASCOOL" xlink:type="simple">Ada School</text:a></text:p>
          </table:table-cell>
          <table:table-cell table:style-name="ce2" office:value-type="string" calcext:value-type="string">
            <text:p><text:a xlink:href="https://www.codechef.com/submit/ADASCOOL" xlink:type="simple">ADASCOOL</text:a></text:p>
          </table:table-cell>
          <table:table-cell table:style-name="ce7" office:value-type="float" office:value="1972" calcext:value-type="float">
            <text:p>1972</text:p>
          </table:table-cell>
          <table:table-cell table:style-name="ce7" office:value-type="string" calcext:value-type="string">
            <text:p><text:a xlink:href="https://www.codechef.com/status/ADASCOOL" xlink:type="simple">61.5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JDELAY" xlink:type="simple">Judging Delay</text:a></text:p>
          </table:table-cell>
          <table:table-cell table:style-name="ce2" office:value-type="string" calcext:value-type="string">
            <text:p><text:a xlink:href="https://www.codechef.com/submit/JDELAY" xlink:type="simple">JDELAY</text:a></text:p>
          </table:table-cell>
          <table:table-cell table:style-name="ce7" office:value-type="float" office:value="1962" calcext:value-type="float">
            <text:p>1962</text:p>
          </table:table-cell>
          <table:table-cell table:style-name="ce7" office:value-type="string" calcext:value-type="string">
            <text:p><text:a xlink:href="https://www.codechef.com/status/JDELAY" xlink:type="simple">49.3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TM40AB" xlink:type="simple">Chef and Inequality</text:a></text:p>
          </table:table-cell>
          <table:table-cell table:style-name="ce2" office:value-type="string" calcext:value-type="string">
            <text:p><text:a xlink:href="https://www.codechef.com/submit/LTM40AB" xlink:type="simple">LTM40AB</text:a></text:p>
          </table:table-cell>
          <table:table-cell table:style-name="ce7" office:value-type="float" office:value="1936" calcext:value-type="float">
            <text:p>1936</text:p>
          </table:table-cell>
          <table:table-cell table:style-name="ce7" office:value-type="string" calcext:value-type="string">
            <text:p><text:a xlink:href="https://www.codechef.com/status/LTM40AB" xlink:type="simple">21.2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NDLOVE" xlink:type="simple">Candy Love</text:a></text:p>
          </table:table-cell>
          <table:table-cell table:style-name="ce2" office:value-type="string" calcext:value-type="string">
            <text:p><text:a xlink:href="https://www.codechef.com/submit/CNDLOVE" xlink:type="simple">CNDLOVE</text:a></text:p>
          </table:table-cell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<text:a xlink:href="https://www.codechef.com/status/CNDLOVE" xlink:type="simple">44.2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NDPAIR" xlink:type="simple">Random Pair</text:a></text:p>
          </table:table-cell>
          <table:table-cell table:style-name="ce2" office:value-type="string" calcext:value-type="string">
            <text:p><text:a xlink:href="https://www.codechef.com/submit/RNDPAIR" xlink:type="simple">RNDPAIR</text:a></text:p>
          </table:table-cell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<text:a xlink:href="https://www.codechef.com/status/RNDPAIR" xlink:type="simple">49.6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ABLET" xlink:type="simple">Buying New Tablet</text:a></text:p>
          </table:table-cell>
          <table:table-cell table:style-name="ce2" office:value-type="string" calcext:value-type="string">
            <text:p><text:a xlink:href="https://www.codechef.com/submit/TABLET" xlink:type="simple">TABLET</text:a></text:p>
          </table:table-cell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<text:a xlink:href="https://www.codechef.com/status/TABLET" xlink:type="simple">60.3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HREEFR" xlink:type="simple">Three Friends</text:a></text:p>
          </table:table-cell>
          <table:table-cell table:style-name="ce2" office:value-type="string" calcext:value-type="string">
            <text:p><text:a xlink:href="https://www.codechef.com/submit/THREEFR" xlink:type="simple">THREEFR</text:a></text:p>
          </table:table-cell>
          <table:table-cell table:style-name="ce7" office:value-type="float" office:value="1875" calcext:value-type="float">
            <text:p>1875</text:p>
          </table:table-cell>
          <table:table-cell table:style-name="ce7" office:value-type="string" calcext:value-type="string">
            <text:p><text:a xlink:href="https://www.codechef.com/status/THREEFR" xlink:type="simple">51.7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LEXTASK" xlink:type="simple">Task for Alexey</text:a></text:p>
          </table:table-cell>
          <table:table-cell table:style-name="ce2" office:value-type="string" calcext:value-type="string">
            <text:p><text:a xlink:href="https://www.codechef.com/submit/ALEXTASK" xlink:type="simple">ALEXTASK</text:a></text:p>
          </table:table-cell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<text:a xlink:href="https://www.codechef.com/status/ALEXTASK" xlink:type="simple">15.3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ENCMSG" xlink:type="simple">Encoding Message</text:a></text:p>
          </table:table-cell>
          <table:table-cell table:style-name="ce2" office:value-type="string" calcext:value-type="string">
            <text:p><text:a xlink:href="https://www.codechef.com/submit/ENCMSG" xlink:type="simple">ENCMSG</text:a></text:p>
          </table:table-cell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<text:a xlink:href="https://www.codechef.com/status/ENCMSG" xlink:type="simple">47.2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EBIHWY" xlink:type="simple">Sebi and the highway</text:a></text:p>
          </table:table-cell>
          <table:table-cell table:style-name="ce2" office:value-type="string" calcext:value-type="string">
            <text:p><text:a xlink:href="https://www.codechef.com/submit/SEBIHWY" xlink:type="simple">SEBIHWY</text:a></text:p>
          </table:table-cell>
          <table:table-cell table:style-name="ce7" office:value-type="float" office:value="1826" calcext:value-type="float">
            <text:p>1826</text:p>
          </table:table-cell>
          <table:table-cell table:style-name="ce7" office:value-type="string" calcext:value-type="string">
            <text:p><text:a xlink:href="https://www.codechef.com/status/SEBIHWY" xlink:type="simple">23.4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WEED" xlink:type="simple">Tweedle-Dee and Tweedle-Dum</text:a></text:p>
          </table:table-cell>
          <table:table-cell table:style-name="ce2" office:value-type="string" calcext:value-type="string">
            <text:p><text:a xlink:href="https://www.codechef.com/submit/TWEED" xlink:type="simple">TWEED</text:a></text:p>
          </table:table-cell>
          <table:table-cell table:style-name="ce7" office:value-type="float" office:value="1819" calcext:value-type="float">
            <text:p>1819</text:p>
          </table:table-cell>
          <table:table-cell table:style-name="ce7" office:value-type="string" calcext:value-type="string">
            <text:p><text:a xlink:href="https://www.codechef.com/status/TWEED" xlink:type="simple">38.6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CJ18B" xlink:type="simple">Chef and Bored Games</text:a></text:p>
          </table:table-cell>
          <table:table-cell table:style-name="ce2" office:value-type="string" calcext:value-type="string">
            <text:p><text:a xlink:href="https://www.codechef.com/submit/PCJ18B" xlink:type="simple">PCJ18B</text:a></text:p>
          </table:table-cell>
          <table:table-cell table:style-name="ce7" office:value-type="float" office:value="1813" calcext:value-type="float">
            <text:p>1813</text:p>
          </table:table-cell>
          <table:table-cell table:style-name="ce7" office:value-type="string" calcext:value-type="string">
            <text:p><text:a xlink:href="https://www.codechef.com/status/PCJ18B" xlink:type="simple">58.8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EID" xlink:type="simple">Chef and Eid</text:a></text:p>
          </table:table-cell>
          <table:table-cell table:style-name="ce2" office:value-type="string" calcext:value-type="string">
            <text:p><text:a xlink:href="https://www.codechef.com/submit/EID" xlink:type="simple">EID</text:a></text:p>
          </table:table-cell>
          <table:table-cell table:style-name="ce7" office:value-type="float" office:value="1775" calcext:value-type="float">
            <text:p>1775</text:p>
          </table:table-cell>
          <table:table-cell table:style-name="ce7" office:value-type="string" calcext:value-type="string">
            <text:p><text:a xlink:href="https://www.codechef.com/status/EID" xlink:type="simple">38.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GLOVE" xlink:type="simple">Chef and Glove</text:a></text:p>
          </table:table-cell>
          <table:table-cell table:style-name="ce2" office:value-type="string" calcext:value-type="string">
            <text:p><text:a xlink:href="https://www.codechef.com/submit/CHEGLOVE" xlink:type="simple">CHEGLOVE</text:a></text:p>
          </table:table-cell>
          <table:table-cell table:style-name="ce7" office:value-type="float" office:value="1770" calcext:value-type="float">
            <text:p>1770</text:p>
          </table:table-cell>
          <table:table-cell table:style-name="ce7" office:value-type="string" calcext:value-type="string">
            <text:p><text:a xlink:href="https://www.codechef.com/status/CHEGLOVE" xlink:type="simple">46.7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V" xlink:type="simple">CV</text:a></text:p>
          </table:table-cell>
          <table:table-cell table:style-name="ce2" office:value-type="string" calcext:value-type="string">
            <text:p><text:a xlink:href="https://www.codechef.com/submit/CV" xlink:type="simple">CV</text:a></text:p>
          </table:table-cell>
          <table:table-cell table:style-name="ce7" office:value-type="float" office:value="1764" calcext:value-type="float">
            <text:p>1764</text:p>
          </table:table-cell>
          <table:table-cell table:style-name="ce7" office:value-type="string" calcext:value-type="string">
            <text:p><text:a xlink:href="https://www.codechef.com/status/CV" xlink:type="simple">51.7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KOL16B" xlink:type="simple">Extreme Encoding</text:a></text:p>
          </table:table-cell>
          <table:table-cell table:style-name="ce2" office:value-type="string" calcext:value-type="string">
            <text:p><text:a xlink:href="https://www.codechef.com/submit/KOL16B" xlink:type="simple">KOL16B</text:a></text:p>
          </table:table-cell>
          <table:table-cell table:style-name="ce7" office:value-type="float" office:value="1762" calcext:value-type="float">
            <text:p>1762</text:p>
          </table:table-cell>
          <table:table-cell table:style-name="ce7" office:value-type="string" calcext:value-type="string">
            <text:p><text:a xlink:href="https://www.codechef.com/status/KOL16B" xlink:type="simple">31.7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LAYPIAN" xlink:type="simple">Play Piano</text:a></text:p>
          </table:table-cell>
          <table:table-cell table:style-name="ce2" office:value-type="string" calcext:value-type="string">
            <text:p><text:a xlink:href="https://www.codechef.com/submit/PLAYPIAN" xlink:type="simple">PLAYPIAN</text:a></text:p>
          </table:table-cell>
          <table:table-cell table:style-name="ce7" office:value-type="float" office:value="1762" calcext:value-type="float">
            <text:p>1762</text:p>
          </table:table-cell>
          <table:table-cell table:style-name="ce7" office:value-type="string" calcext:value-type="string">
            <text:p><text:a xlink:href="https://www.codechef.com/status/PLAYPIAN" xlink:type="simple">53.1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CJ18A" xlink:type="simple">Chef and Secret Ingredient</text:a></text:p>
          </table:table-cell>
          <table:table-cell table:style-name="ce2" office:value-type="string" calcext:value-type="string">
            <text:p><text:a xlink:href="https://www.codechef.com/submit/PCJ18A" xlink:type="simple">PCJ18A</text:a></text:p>
          </table:table-cell>
          <table:table-cell table:style-name="ce7" office:value-type="float" office:value="1742" calcext:value-type="float">
            <text:p>1742</text:p>
          </table:table-cell>
          <table:table-cell table:style-name="ce7" office:value-type="string" calcext:value-type="string">
            <text:p><text:a xlink:href="https://www.codechef.com/status/PCJ18A" xlink:type="simple">44.6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INS" xlink:type="simple">The Deadly Sin</text:a></text:p>
          </table:table-cell>
          <table:table-cell table:style-name="ce2" office:value-type="string" calcext:value-type="string">
            <text:p><text:a xlink:href="https://www.codechef.com/submit/SINS" xlink:type="simple">SINS</text:a></text:p>
          </table:table-cell>
          <table:table-cell table:style-name="ce7" office:value-type="float" office:value="1735" calcext:value-type="float">
            <text:p>1735</text:p>
          </table:table-cell>
          <table:table-cell table:style-name="ce7" office:value-type="string" calcext:value-type="string">
            <text:p><text:a xlink:href="https://www.codechef.com/status/SINS" xlink:type="simple">19.9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VILTRIBE" xlink:type="simple">Villages and Tribes</text:a></text:p>
          </table:table-cell>
          <table:table-cell table:style-name="ce2" office:value-type="string" calcext:value-type="string">
            <text:p><text:a xlink:href="https://www.codechef.com/submit/VILTRIBE" xlink:type="simple">VILTRIBE</text:a></text:p>
          </table:table-cell>
          <table:table-cell table:style-name="ce7" office:value-type="float" office:value="1733" calcext:value-type="float">
            <text:p>1733</text:p>
          </table:table-cell>
          <table:table-cell table:style-name="ce7" office:value-type="string" calcext:value-type="string">
            <text:p><text:a xlink:href="https://www.codechef.com/status/VILTRIBE" xlink:type="simple">41.0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LIPLX" xlink:type="simple">IPL and RCB</text:a></text:p>
          </table:table-cell>
          <table:table-cell table:style-name="ce2" office:value-type="string" calcext:value-type="string">
            <text:p><text:a xlink:href="https://www.codechef.com/submit/CLIPLX" xlink:type="simple">CLIPLX</text:a></text:p>
          </table:table-cell>
          <table:table-cell table:style-name="ce7" office:value-type="float" office:value="1731" calcext:value-type="float">
            <text:p>1731</text:p>
          </table:table-cell>
          <table:table-cell table:style-name="ce7" office:value-type="string" calcext:value-type="string">
            <text:p><text:a xlink:href="https://www.codechef.com/status/CLIPLX" xlink:type="simple">35.3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NAICHEF" xlink:type="simple">Naive Chef</text:a></text:p>
          </table:table-cell>
          <table:table-cell table:style-name="ce2" office:value-type="string" calcext:value-type="string">
            <text:p><text:a xlink:href="https://www.codechef.com/submit/NAICHEF" xlink:type="simple">NAICHEF</text:a></text:p>
          </table:table-cell>
          <table:table-cell table:style-name="ce7" office:value-type="float" office:value="1723" calcext:value-type="float">
            <text:p>1723</text:p>
          </table:table-cell>
          <table:table-cell table:style-name="ce7" office:value-type="string" calcext:value-type="string">
            <text:p><text:a xlink:href="https://www.codechef.com/status/NAICHEF" xlink:type="simple">45.0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MAGICHF" xlink:type="simple">Magician versus Chef</text:a></text:p>
          </table:table-cell>
          <table:table-cell table:style-name="ce2" office:value-type="string" calcext:value-type="string">
            <text:p><text:a xlink:href="https://www.codechef.com/submit/MAGICHF" xlink:type="simple">MAGICHF</text:a></text:p>
          </table:table-cell>
          <table:table-cell table:style-name="ce7" office:value-type="float" office:value="1678" calcext:value-type="float">
            <text:p>1678</text:p>
          </table:table-cell>
          <table:table-cell table:style-name="ce7" office:value-type="string" calcext:value-type="string">
            <text:p><text:a xlink:href="https://www.codechef.com/status/MAGICHF" xlink:type="simple">34.5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WORK" xlink:type="simple">Workers</text:a></text:p>
          </table:table-cell>
          <table:table-cell table:style-name="ce2" office:value-type="string" calcext:value-type="string">
            <text:p><text:a xlink:href="https://www.codechef.com/submit/CHEFWORK" xlink:type="simple">CHEFWORK</text:a></text:p>
          </table:table-cell>
          <table:table-cell table:style-name="ce7" office:value-type="float" office:value="1665" calcext:value-type="float">
            <text:p>1665</text:p>
          </table:table-cell>
          <table:table-cell table:style-name="ce7" office:value-type="string" calcext:value-type="string">
            <text:p><text:a xlink:href="https://www.codechef.com/status/CHEFWORK" xlink:type="simple">32.6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ROC18A" xlink:type="simple">The Great Run</text:a></text:p>
          </table:table-cell>
          <table:table-cell table:style-name="ce2" office:value-type="string" calcext:value-type="string">
            <text:p><text:a xlink:href="https://www.codechef.com/submit/PROC18A" xlink:type="simple">PROC18A</text:a></text:p>
          </table:table-cell>
          <table:table-cell table:style-name="ce7" office:value-type="float" office:value="1663" calcext:value-type="float">
            <text:p>1663</text:p>
          </table:table-cell>
          <table:table-cell table:style-name="ce7" office:value-type="string" calcext:value-type="string">
            <text:p><text:a xlink:href="https://www.codechef.com/status/PROC18A" xlink:type="simple">35.6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BIGSALE" xlink:type="simple">A Big Sale</text:a></text:p>
          </table:table-cell>
          <table:table-cell table:style-name="ce2" office:value-type="string" calcext:value-type="string">
            <text:p><text:a xlink:href="https://www.codechef.com/submit/BIGSALE" xlink:type="simple">BIGSALE</text:a></text:p>
          </table:table-cell>
          <table:table-cell table:style-name="ce7" office:value-type="float" office:value="1659" calcext:value-type="float">
            <text:p>1659</text:p>
          </table:table-cell>
          <table:table-cell table:style-name="ce7" office:value-type="string" calcext:value-type="string">
            <text:p><text:a xlink:href="https://www.codechef.com/status/BIGSALE" xlink:type="simple">36.0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FINTRO" xlink:type="simple">Chef and Interactive Contests</text:a></text:p>
          </table:table-cell>
          <table:table-cell table:style-name="ce2" office:value-type="string" calcext:value-type="string">
            <text:p><text:a xlink:href="https://www.codechef.com/submit/CHFINTRO" xlink:type="simple">CHFINTRO</text:a>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string" calcext:value-type="string">
            <text:p><text:a xlink:href="https://www.codechef.com/status/CHFINTRO" xlink:type="simple">53.4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HILLS" xlink:type="simple">Jumping in the hills</text:a></text:p>
          </table:table-cell>
          <table:table-cell table:style-name="ce2" office:value-type="string" calcext:value-type="string">
            <text:p><text:a xlink:href="https://www.codechef.com/submit/HILLS" xlink:type="simple">HILLS</text:a></text:p>
          </table:table-cell>
          <table:table-cell table:style-name="ce7" office:value-type="float" office:value="1631" calcext:value-type="float">
            <text:p>1631</text:p>
          </table:table-cell>
          <table:table-cell table:style-name="ce7" office:value-type="string" calcext:value-type="string">
            <text:p><text:a xlink:href="https://www.codechef.com/status/HILLS" xlink:type="simple">34.9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BFTT" xlink:type="simple">Balsa For The Three</text:a></text:p>
          </table:table-cell>
          <table:table-cell table:style-name="ce2" office:value-type="string" calcext:value-type="string">
            <text:p><text:a xlink:href="https://www.codechef.com/submit/BFTT" xlink:type="simple">BFTT</text:a></text:p>
          </table:table-cell>
          <table:table-cell table:style-name="ce7" office:value-type="float" office:value="1628" calcext:value-type="float">
            <text:p>1628</text:p>
          </table:table-cell>
          <table:table-cell table:style-name="ce7" office:value-type="string" calcext:value-type="string">
            <text:p><text:a xlink:href="https://www.codechef.com/status/BFTT" xlink:type="simple">43.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OUPSYS" xlink:type="simple">Coupon System</text:a></text:p>
          </table:table-cell>
          <table:table-cell table:style-name="ce2" office:value-type="string" calcext:value-type="string">
            <text:p><text:a xlink:href="https://www.codechef.com/submit/COUPSYS" xlink:type="simple">COUPSYS</text:a></text:p>
          </table:table-cell>
          <table:table-cell table:style-name="ce7" office:value-type="float" office:value="1627" calcext:value-type="float">
            <text:p>1627</text:p>
          </table:table-cell>
          <table:table-cell table:style-name="ce7" office:value-type="string" calcext:value-type="string">
            <text:p><text:a xlink:href="https://www.codechef.com/status/COUPSYS" xlink:type="simple">43.8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KFIB" xlink:type="simple">K Fibonnaci</text:a></text:p>
          </table:table-cell>
          <table:table-cell table:style-name="ce2" office:value-type="string" calcext:value-type="string">
            <text:p><text:a xlink:href="https://www.codechef.com/submit/KFIB" xlink:type="simple">KFIB</text:a></text:p>
          </table:table-cell>
          <table:table-cell table:style-name="ce7" office:value-type="float" office:value="1624" calcext:value-type="float">
            <text:p>1624</text:p>
          </table:table-cell>
          <table:table-cell table:style-name="ce7" office:value-type="string" calcext:value-type="string">
            <text:p><text:a xlink:href="https://www.codechef.com/status/KFIB" xlink:type="simple">14.0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PATTERN" xlink:type="simple">Print Pattern</text:a></text:p>
          </table:table-cell>
          <table:table-cell table:style-name="ce2" office:value-type="string" calcext:value-type="string">
            <text:p><text:a xlink:href="https://www.codechef.com/submit/PPATTERN" xlink:type="simple">PPATTERN</text:a></text:p>
          </table:table-cell>
          <table:table-cell table:style-name="ce7" office:value-type="float" office:value="1622" calcext:value-type="float">
            <text:p>1622</text:p>
          </table:table-cell>
          <table:table-cell table:style-name="ce7" office:value-type="string" calcext:value-type="string">
            <text:p><text:a xlink:href="https://www.codechef.com/status/PPATTERN" xlink:type="simple">51.2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D19" xlink:type="simple">Minimum Deletions</text:a></text:p>
          </table:table-cell>
          <table:table-cell table:style-name="ce2" office:value-type="string" calcext:value-type="string">
            <text:p><text:a xlink:href="https://www.codechef.com/submit/RD19" xlink:type="simple">RD19</text:a></text:p>
          </table:table-cell>
          <table:table-cell table:style-name="ce7" office:value-type="float" office:value="1620" calcext:value-type="float">
            <text:p>1620</text:p>
          </table:table-cell>
          <table:table-cell table:style-name="ce7" office:value-type="string" calcext:value-type="string">
            <text:p><text:a xlink:href="https://www.codechef.com/status/RD19" xlink:type="simple">42.8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VG" xlink:type="simple">Average Number</text:a></text:p>
          </table:table-cell>
          <table:table-cell table:style-name="ce2" office:value-type="string" calcext:value-type="string">
            <text:p><text:a xlink:href="https://www.codechef.com/submit/AVG" xlink:type="simple">AVG</text:a></text:p>
          </table:table-cell>
          <table:table-cell table:style-name="ce7" office:value-type="float" office:value="1616" calcext:value-type="float">
            <text:p>1616</text:p>
          </table:table-cell>
          <table:table-cell table:style-name="ce7" office:value-type="string" calcext:value-type="string">
            <text:p><text:a xlink:href="https://www.codechef.com/status/AVG" xlink:type="simple">37.5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PELLBOB" xlink:type="simple">Spell Bob</text:a></text:p>
          </table:table-cell>
          <table:table-cell table:style-name="ce2" office:value-type="string" calcext:value-type="string">
            <text:p><text:a xlink:href="https://www.codechef.com/submit/SPELLBOB" xlink:type="simple">SPELLBOB</text:a></text:p>
          </table:table-cell>
          <table:table-cell table:style-name="ce7" office:value-type="float" office:value="1612" calcext:value-type="float">
            <text:p>1612</text:p>
          </table:table-cell>
          <table:table-cell table:style-name="ce7" office:value-type="string" calcext:value-type="string">
            <text:p><text:a xlink:href="https://www.codechef.com/status/SPELLBOB" xlink:type="simple">27.9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NUMCOMP" xlink:type="simple">Archi and Comparsion</text:a></text:p>
          </table:table-cell>
          <table:table-cell table:style-name="ce2" office:value-type="string" calcext:value-type="string">
            <text:p><text:a xlink:href="https://www.codechef.com/submit/NUMCOMP" xlink:type="simple">NUMCOMP</text:a></text:p>
          </table:table-cell>
          <table:table-cell table:style-name="ce7" office:value-type="float" office:value="1601" calcext:value-type="float">
            <text:p>1601</text:p>
          </table:table-cell>
          <table:table-cell table:style-name="ce7" office:value-type="string" calcext:value-type="string">
            <text:p><text:a xlink:href="https://www.codechef.com/status/NUMCOMP" xlink:type="simple">26.2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GIT01" xlink:type="simple">Chef And his Cake</text:a></text:p>
          </table:table-cell>
          <table:table-cell table:style-name="ce2" office:value-type="string" calcext:value-type="string">
            <text:p><text:a xlink:href="https://www.codechef.com/submit/GIT01" xlink:type="simple">GIT01</text:a></text:p>
          </table:table-cell>
          <table:table-cell table:style-name="ce7" office:value-type="float" office:value="1598" calcext:value-type="float">
            <text:p>1598</text:p>
          </table:table-cell>
          <table:table-cell table:style-name="ce7" office:value-type="string" calcext:value-type="string">
            <text:p><text:a xlink:href="https://www.codechef.com/status/GIT01" xlink:type="simple">32.1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PLST" xlink:type="simple">Split Stones</text:a></text:p>
          </table:table-cell>
          <table:table-cell table:style-name="ce2" office:value-type="string" calcext:value-type="string">
            <text:p><text:a xlink:href="https://www.codechef.com/submit/SPLST" xlink:type="simple">SPLST</text:a></text:p>
          </table:table-cell>
          <table:table-cell table:style-name="ce7" office:value-type="float" office:value="1587" calcext:value-type="float">
            <text:p>1587</text:p>
          </table:table-cell>
          <table:table-cell table:style-name="ce7" office:value-type="string" calcext:value-type="string">
            <text:p><text:a xlink:href="https://www.codechef.com/status/SPLST" xlink:type="simple">32.2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EFCHR" xlink:type="simple">Chef And His Characters</text:a></text:p>
          </table:table-cell>
          <table:table-cell table:style-name="ce2" office:value-type="string" calcext:value-type="string">
            <text:p><text:a xlink:href="https://www.codechef.com/submit/CHEFCHR" xlink:type="simple">CHEFCHR</text:a></text:p>
          </table:table-cell>
          <table:table-cell table:style-name="ce7" office:value-type="float" office:value="1580" calcext:value-type="float">
            <text:p>1580</text:p>
          </table:table-cell>
          <table:table-cell table:style-name="ce7" office:value-type="string" calcext:value-type="string">
            <text:p><text:a xlink:href="https://www.codechef.com/status/CHEFCHR" xlink:type="simple">33.2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XORAGN" xlink:type="simple">Xor Again</text:a></text:p>
          </table:table-cell>
          <table:table-cell table:style-name="ce2" office:value-type="string" calcext:value-type="string">
            <text:p><text:a xlink:href="https://www.codechef.com/submit/XORAGN" xlink:type="simple">XORAGN</text:a></text:p>
          </table:table-cell>
          <table:table-cell table:style-name="ce7" office:value-type="float" office:value="1576" calcext:value-type="float">
            <text:p>1576</text:p>
          </table:table-cell>
          <table:table-cell table:style-name="ce7" office:value-type="string" calcext:value-type="string">
            <text:p><text:a xlink:href="https://www.codechef.com/status/XORAGN" xlink:type="simple">31.9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ORDTEAMS" xlink:type="simple">Ordering teams</text:a></text:p>
          </table:table-cell>
          <table:table-cell table:style-name="ce2" office:value-type="string" calcext:value-type="string">
            <text:p><text:a xlink:href="https://www.codechef.com/submit/ORDTEAMS" xlink:type="simple">ORDTEAMS</text:a></text:p>
          </table:table-cell>
          <table:table-cell table:style-name="ce7" office:value-type="float" office:value="1566" calcext:value-type="float">
            <text:p>1566</text:p>
          </table:table-cell>
          <table:table-cell table:style-name="ce7" office:value-type="string" calcext:value-type="string">
            <text:p><text:a xlink:href="https://www.codechef.com/status/ORDTEAMS" xlink:type="simple">29.7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56GAME" xlink:type="simple">Chef and Game with Sequence</text:a></text:p>
          </table:table-cell>
          <table:table-cell table:style-name="ce2" office:value-type="string" calcext:value-type="string">
            <text:p><text:a xlink:href="https://www.codechef.com/submit/L56GAME" xlink:type="simple">L56GAME</text:a></text:p>
          </table:table-cell>
          <table:table-cell table:style-name="ce7" office:value-type="float" office:value="1541" calcext:value-type="float">
            <text:p>1541</text:p>
          </table:table-cell>
          <table:table-cell table:style-name="ce7" office:value-type="string" calcext:value-type="string">
            <text:p><text:a xlink:href="https://www.codechef.com/status/L56GAME" xlink:type="simple">28.3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ZUBREACH" xlink:type="simple">J - Reached Safely Or Not</text:a></text:p>
          </table:table-cell>
          <table:table-cell table:style-name="ce2" office:value-type="string" calcext:value-type="string">
            <text:p><text:a xlink:href="https://www.codechef.com/submit/ZUBREACH" xlink:type="simple">ZUBREACH</text:a></text:p>
          </table:table-cell>
          <table:table-cell table:style-name="ce7" office:value-type="float" office:value="1526" calcext:value-type="float">
            <text:p>1526</text:p>
          </table:table-cell>
          <table:table-cell table:style-name="ce7" office:value-type="string" calcext:value-type="string">
            <text:p><text:a xlink:href="https://www.codechef.com/status/ZUBREACH" xlink:type="simple">29.6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FTIRED" xlink:type="simple">Chef and Difficult Contests</text:a></text:p>
          </table:table-cell>
          <table:table-cell table:style-name="ce2" office:value-type="string" calcext:value-type="string">
            <text:p><text:a xlink:href="https://www.codechef.com/submit/CHFTIRED" xlink:type="simple">CHFTIRED</text:a></text:p>
          </table:table-cell>
          <table:table-cell table:style-name="ce7" office:value-type="float" office:value="1517" calcext:value-type="float">
            <text:p>1517</text:p>
          </table:table-cell>
          <table:table-cell table:style-name="ce7" office:value-type="string" calcext:value-type="string">
            <text:p><text:a xlink:href="https://www.codechef.com/status/CHFTIRED" xlink:type="simple">50.5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LIFELTD" xlink:type="simple">Life Limited</text:a></text:p>
          </table:table-cell>
          <table:table-cell table:style-name="ce2" office:value-type="string" calcext:value-type="string">
            <text:p><text:a xlink:href="https://www.codechef.com/submit/LIFELTD" xlink:type="simple">LIFELTD</text:a></text:p>
          </table:table-cell>
          <table:table-cell table:style-name="ce7" office:value-type="float" office:value="1510" calcext:value-type="float">
            <text:p>1510</text:p>
          </table:table-cell>
          <table:table-cell table:style-name="ce7" office:value-type="string" calcext:value-type="string">
            <text:p><text:a xlink:href="https://www.codechef.com/status/LIFELTD" xlink:type="simple">44.7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URVIVE" xlink:type="simple">Survive in ChocoLand</text:a></text:p>
          </table:table-cell>
          <table:table-cell table:style-name="ce2" office:value-type="string" calcext:value-type="string">
            <text:p><text:a xlink:href="https://www.codechef.com/submit/SURVIVE" xlink:type="simple">SURVIVE</text:a></text:p>
          </table:table-cell>
          <table:table-cell table:style-name="ce7" office:value-type="float" office:value="1502" calcext:value-type="float">
            <text:p>1502</text:p>
          </table:table-cell>
          <table:table-cell table:style-name="ce7" office:value-type="string" calcext:value-type="string">
            <text:p><text:a xlink:href="https://www.codechef.com/status/SURVIVE" xlink:type="simple">24.8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SERVE" xlink:type="simple">Chef and Serves</text:a></text:p>
          </table:table-cell>
          <table:table-cell table:style-name="ce2" office:value-type="string" calcext:value-type="string">
            <text:p><text:a xlink:href="https://www.codechef.com/submit/CHSERVE" xlink:type="simple">CHSERVE</text:a></text:p>
          </table:table-cell>
          <table:table-cell table:style-name="ce7" office:value-type="float" office:value="1502" calcext:value-type="float">
            <text:p>1502</text:p>
          </table:table-cell>
          <table:table-cell table:style-name="ce7" office:value-type="string" calcext:value-type="string">
            <text:p><text:a xlink:href="https://www.codechef.com/status/CHSERVE" xlink:type="simple">48.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ISITCAKE" xlink:type="simple">Is it a Cakewalk Problem</text:a></text:p>
          </table:table-cell>
          <table:table-cell table:style-name="ce2" office:value-type="string" calcext:value-type="string">
            <text:p><text:a xlink:href="https://www.codechef.com/submit/ISITCAKE" xlink:type="simple">ISITCAKE</text:a></text:p>
          </table:table-cell>
          <table:table-cell table:style-name="ce7" office:value-type="float" office:value="1499" calcext:value-type="float">
            <text:p>1499</text:p>
          </table:table-cell>
          <table:table-cell table:style-name="ce7" office:value-type="string" calcext:value-type="string">
            <text:p><text:a xlink:href="https://www.codechef.com/status/ISITCAKE" xlink:type="simple">43.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STROBOT" xlink:type="simple">Testing Robot</text:a></text:p>
          </table:table-cell>
          <table:table-cell table:style-name="ce2" office:value-type="string" calcext:value-type="string">
            <text:p><text:a xlink:href="https://www.codechef.com/submit/TSTROBOT" xlink:type="simple">TSTROBOT</text:a></text:p>
          </table:table-cell>
          <table:table-cell table:style-name="ce7" office:value-type="float" office:value="1493" calcext:value-type="float">
            <text:p>1493</text:p>
          </table:table-cell>
          <table:table-cell table:style-name="ce7" office:value-type="string" calcext:value-type="string">
            <text:p><text:a xlink:href="https://www.codechef.com/status/TSTROBOT" xlink:type="simple">49.5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FANCY" xlink:type="simple">Fancy Quotes</text:a></text:p>
          </table:table-cell>
          <table:table-cell table:style-name="ce2" office:value-type="string" calcext:value-type="string">
            <text:p><text:a xlink:href="https://www.codechef.com/submit/FANCY" xlink:type="simple">FANCY</text:a></text:p>
          </table:table-cell>
          <table:table-cell table:style-name="ce7" office:value-type="float" office:value="1482" calcext:value-type="float">
            <text:p>1482</text:p>
          </table:table-cell>
          <table:table-cell table:style-name="ce7" office:value-type="string" calcext:value-type="string">
            <text:p><text:a xlink:href="https://www.codechef.com/status/FANCY" xlink:type="simple">28.3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NOMATCH" xlink:type="simple">Maximise the Sum</text:a></text:p>
          </table:table-cell>
          <table:table-cell table:style-name="ce2" office:value-type="string" calcext:value-type="string">
            <text:p><text:a xlink:href="https://www.codechef.com/submit/NOMATCH" xlink:type="simple">NOMATCH</text:a></text:p>
          </table:table-cell>
          <table:table-cell table:style-name="ce7" office:value-type="float" office:value="1476" calcext:value-type="float">
            <text:p>1476</text:p>
          </table:table-cell>
          <table:table-cell table:style-name="ce7" office:value-type="string" calcext:value-type="string">
            <text:p><text:a xlink:href="https://www.codechef.com/status/NOMATCH" xlink:type="simple">3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MRSTR" xlink:type="simple">Smart Strategy</text:a></text:p>
          </table:table-cell>
          <table:table-cell table:style-name="ce2" office:value-type="string" calcext:value-type="string">
            <text:p><text:a xlink:href="https://www.codechef.com/submit/SMRSTR" xlink:type="simple">SMRSTR</text:a></text:p>
          </table:table-cell>
          <table:table-cell table:style-name="ce7" office:value-type="float" office:value="1453" calcext:value-type="float">
            <text:p>1453</text:p>
          </table:table-cell>
          <table:table-cell table:style-name="ce7" office:value-type="string" calcext:value-type="string">
            <text:p><text:a xlink:href="https://www.codechef.com/status/SMRSTR" xlink:type="simple">16.4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MGCSET" xlink:type="simple">Magic Set</text:a></text:p>
          </table:table-cell>
          <table:table-cell table:style-name="ce2" office:value-type="string" calcext:value-type="string">
            <text:p><text:a xlink:href="https://www.codechef.com/submit/MGCSET" xlink:type="simple">MGCSET</text:a></text:p>
          </table:table-cell>
          <table:table-cell table:style-name="ce7" office:value-type="float" office:value="1441" calcext:value-type="float">
            <text:p>1441</text:p>
          </table:table-cell>
          <table:table-cell table:style-name="ce7" office:value-type="string" calcext:value-type="string">
            <text:p><text:a xlink:href="https://www.codechef.com/status/MGCSET" xlink:type="simple">29.7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FAR" xlink:type="simple">Chef and Sequence</text:a></text:p>
          </table:table-cell>
          <table:table-cell table:style-name="ce2" office:value-type="string" calcext:value-type="string">
            <text:p><text:a xlink:href="https://www.codechef.com/submit/CHFAR" xlink:type="simple">CHFAR</text:a></text:p>
          </table:table-cell>
          <table:table-cell table:style-name="ce7" office:value-type="float" office:value="1422" calcext:value-type="float">
            <text:p>1422</text:p>
          </table:table-cell>
          <table:table-cell table:style-name="ce7" office:value-type="string" calcext:value-type="string">
            <text:p><text:a xlink:href="https://www.codechef.com/status/CHFAR" xlink:type="simple">42.7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VALIDSTK" xlink:type="simple">Valid Stack Operations</text:a></text:p>
          </table:table-cell>
          <table:table-cell table:style-name="ce2" office:value-type="string" calcext:value-type="string">
            <text:p><text:a xlink:href="https://www.codechef.com/submit/VALIDSTK" xlink:type="simple">VALIDSTK</text:a></text:p>
          </table:table-cell>
          <table:table-cell table:style-name="ce7" office:value-type="float" office:value="1421" calcext:value-type="float">
            <text:p>1421</text:p>
          </table:table-cell>
          <table:table-cell table:style-name="ce7" office:value-type="string" calcext:value-type="string">
            <text:p><text:a xlink:href="https://www.codechef.com/status/VALIDSTK" xlink:type="simple">3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LFIBD" xlink:type="simple">Fibonacci String</text:a></text:p>
          </table:table-cell>
          <table:table-cell table:style-name="ce2" office:value-type="string" calcext:value-type="string">
            <text:p><text:a xlink:href="https://www.codechef.com/submit/CLFIBD" xlink:type="simple">CLFIBD</text:a></text:p>
          </table:table-cell>
          <table:table-cell table:style-name="ce7" office:value-type="float" office:value="1415" calcext:value-type="float">
            <text:p>1415</text:p>
          </table:table-cell>
          <table:table-cell table:style-name="ce7" office:value-type="string" calcext:value-type="string">
            <text:p><text:a xlink:href="https://www.codechef.com/status/CLFIBD" xlink:type="simple">13.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INS" xlink:type="simple">Strike or Spare</text:a></text:p>
          </table:table-cell>
          <table:table-cell table:style-name="ce2" office:value-type="string" calcext:value-type="string">
            <text:p><text:a xlink:href="https://www.codechef.com/submit/PINS" xlink:type="simple">PINS</text:a></text:p>
          </table:table-cell>
          <table:table-cell table:style-name="ce7" office:value-type="float" office:value="1414" calcext:value-type="float">
            <text:p>1414</text:p>
          </table:table-cell>
          <table:table-cell table:style-name="ce7" office:value-type="string" calcext:value-type="string">
            <text:p><text:a xlink:href="https://www.codechef.com/status/PINS" xlink:type="simple">22.7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RACE" xlink:type="simple">Trace of Matrix</text:a></text:p>
          </table:table-cell>
          <table:table-cell table:style-name="ce2" office:value-type="string" calcext:value-type="string">
            <text:p><text:a xlink:href="https://www.codechef.com/submit/TRACE" xlink:type="simple">TRACE</text:a>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string" calcext:value-type="string">
            <text:p><text:a xlink:href="https://www.codechef.com/status/TRACE" xlink:type="simple">32.3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TTND" xlink:type="simple">Attendance</text:a></text:p>
          </table:table-cell>
          <table:table-cell table:style-name="ce2" office:value-type="string" calcext:value-type="string">
            <text:p><text:a xlink:href="https://www.codechef.com/submit/ATTND" xlink:type="simple">ATTND</text:a></text:p>
          </table:table-cell>
          <table:table-cell table:style-name="ce7" office:value-type="float" office:value="1401" calcext:value-type="float">
            <text:p>1401</text:p>
          </table:table-cell>
          <table:table-cell table:style-name="ce7" office:value-type="string" calcext:value-type="string">
            <text:p><text:a xlink:href="https://www.codechef.com/status/ATTND" xlink:type="simple">54.3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MAXREM" xlink:type="simple">Maximum Remaining</text:a></text:p>
          </table:table-cell>
          <table:table-cell table:style-name="ce2" office:value-type="string" calcext:value-type="string">
            <text:p><text:a xlink:href="https://www.codechef.com/submit/MAXREM" xlink:type="simple">MAXREM</text:a></text:p>
          </table:table-cell>
          <table:table-cell table:style-name="ce7" office:value-type="float" office:value="1392" calcext:value-type="float">
            <text:p>1392</text:p>
          </table:table-cell>
          <table:table-cell table:style-name="ce7" office:value-type="string" calcext:value-type="string">
            <text:p><text:a xlink:href="https://www.codechef.com/status/MAXREM" xlink:type="simple">37.8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ZUBTRCNT" xlink:type="simple">D - Triangle Count</text:a></text:p>
          </table:table-cell>
          <table:table-cell table:style-name="ce2" office:value-type="string" calcext:value-type="string">
            <text:p><text:a xlink:href="https://www.codechef.com/submit/ZUBTRCNT" xlink:type="simple">ZUBTRCNT</text:a></text:p>
          </table:table-cell>
          <table:table-cell table:style-name="ce7" office:value-type="float" office:value="1387" calcext:value-type="float">
            <text:p>1387</text:p>
          </table:table-cell>
          <table:table-cell table:style-name="ce7" office:value-type="string" calcext:value-type="string">
            <text:p><text:a xlink:href="https://www.codechef.com/status/ZUBTRCNT" xlink:type="simple">28.6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FIDEAL" xlink:type="simple">Chef and An Ideal Problem</text:a></text:p>
          </table:table-cell>
          <table:table-cell table:style-name="ce2" office:value-type="string" calcext:value-type="string">
            <text:p><text:a xlink:href="https://www.codechef.com/submit/CHFIDEAL" xlink:type="simple">CHFIDEAL</text:a></text:p>
          </table:table-cell>
          <table:table-cell table:style-name="ce7" office:value-type="float" office:value="1373" calcext:value-type="float">
            <text:p>1373</text:p>
          </table:table-cell>
          <table:table-cell table:style-name="ce7" office:value-type="string" calcext:value-type="string">
            <text:p><text:a xlink:href="https://www.codechef.com/status/CHFIDEAL" xlink:type="simple">46.4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AMPON" xlink:type="simple">Camp Or Not</text:a></text:p>
          </table:table-cell>
          <table:table-cell table:style-name="ce2" office:value-type="string" calcext:value-type="string">
            <text:p><text:a xlink:href="https://www.codechef.com/submit/CAMPON" xlink:type="simple">CAMPON</text:a></text:p>
          </table:table-cell>
          <table:table-cell table:style-name="ce7" office:value-type="float" office:value="1356" calcext:value-type="float">
            <text:p>1356</text:p>
          </table:table-cell>
          <table:table-cell table:style-name="ce7" office:value-type="string" calcext:value-type="string">
            <text:p><text:a xlink:href="https://www.codechef.com/status/CAMPON" xlink:type="simple">35.5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RUEDARE" xlink:type="simple">Truth and Dare</text:a></text:p>
          </table:table-cell>
          <table:table-cell table:style-name="ce2" office:value-type="string" calcext:value-type="string">
            <text:p><text:a xlink:href="https://www.codechef.com/submit/TRUEDARE" xlink:type="simple">TRUEDARE</text:a></text:p>
          </table:table-cell>
          <table:table-cell table:style-name="ce7" office:value-type="float" office:value="1349" calcext:value-type="float">
            <text:p>1349</text:p>
          </table:table-cell>
          <table:table-cell table:style-name="ce7" office:value-type="string" calcext:value-type="string">
            <text:p><text:a xlink:href="https://www.codechef.com/status/TRUEDARE" xlink:type="simple">31.9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FMM" xlink:type="simple">Making a Meal</text:a></text:p>
          </table:table-cell>
          <table:table-cell table:style-name="ce2" office:value-type="string" calcext:value-type="string">
            <text:p><text:a xlink:href="https://www.codechef.com/submit/CFMM" xlink:type="simple">CFMM</text:a></text:p>
          </table:table-cell>
          <table:table-cell table:style-name="ce7" office:value-type="float" office:value="1347" calcext:value-type="float">
            <text:p>1347</text:p>
          </table:table-cell>
          <table:table-cell table:style-name="ce7" office:value-type="string" calcext:value-type="string">
            <text:p><text:a xlink:href="https://www.codechef.com/status/CFMM" xlink:type="simple">44.2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RL4" xlink:type="simple">Chef and Way</text:a></text:p>
          </table:table-cell>
          <table:table-cell table:style-name="ce2" office:value-type="string" calcext:value-type="string">
            <text:p><text:a xlink:href="https://www.codechef.com/submit/CHRL4" xlink:type="simple">CHRL4</text:a></text:p>
          </table:table-cell>
          <table:table-cell table:style-name="ce7" office:value-type="float" office:value="1333" calcext:value-type="float">
            <text:p>1333</text:p>
          </table:table-cell>
          <table:table-cell table:style-name="ce7" office:value-type="string" calcext:value-type="string">
            <text:p><text:a xlink:href="https://www.codechef.com/status/CHRL4" xlink:type="simple">6.2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HMAPPY2" xlink:type="simple">Appy and Contest</text:a></text:p>
          </table:table-cell>
          <table:table-cell table:style-name="ce2" office:value-type="string" calcext:value-type="string">
            <text:p><text:a xlink:href="https://www.codechef.com/submit/HMAPPY2" xlink:type="simple">HMAPPY2</text:a></text:p>
          </table:table-cell>
          <table:table-cell table:style-name="ce7" office:value-type="float" office:value="1329" calcext:value-type="float">
            <text:p>1329</text:p>
          </table:table-cell>
          <table:table-cell table:style-name="ce7" office:value-type="string" calcext:value-type="string">
            <text:p><text:a xlink:href="https://www.codechef.com/status/HMAPPY2" xlink:type="simple">12.2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DASTAIR" xlink:type="simple">Ada and the Staircase</text:a></text:p>
          </table:table-cell>
          <table:table-cell table:style-name="ce2" office:value-type="string" calcext:value-type="string">
            <text:p><text:a xlink:href="https://www.codechef.com/submit/ADASTAIR" xlink:type="simple">ADASTAIR</text:a></text:p>
          </table:table-cell>
          <table:table-cell table:style-name="ce7" office:value-type="float" office:value="1321" calcext:value-type="float">
            <text:p>1321</text:p>
          </table:table-cell>
          <table:table-cell table:style-name="ce7" office:value-type="string" calcext:value-type="string">
            <text:p><text:a xlink:href="https://www.codechef.com/status/ADASTAIR" xlink:type="simple">29.9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XORNEY" xlink:type="simple">XOR! Wait for it</text:a></text:p>
          </table:table-cell>
          <table:table-cell table:style-name="ce2" office:value-type="string" calcext:value-type="string">
            <text:p><text:a xlink:href="https://www.codechef.com/submit/XORNEY" xlink:type="simple">XORNEY</text:a></text:p>
          </table:table-cell>
          <table:table-cell table:style-name="ce7" office:value-type="float" office:value="1305" calcext:value-type="float">
            <text:p>1305</text:p>
          </table:table-cell>
          <table:table-cell table:style-name="ce7" office:value-type="string" calcext:value-type="string">
            <text:p><text:a xlink:href="https://www.codechef.com/status/XORNEY" xlink:type="simple">15.6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BITOBYT" xlink:type="simple">Byte to Bit</text:a></text:p>
          </table:table-cell>
          <table:table-cell table:style-name="ce2" office:value-type="string" calcext:value-type="string">
            <text:p><text:a xlink:href="https://www.codechef.com/submit/BITOBYT" xlink:type="simple">BITOBYT</text:a></text:p>
          </table:table-cell>
          <table:table-cell table:style-name="ce7" office:value-type="float" office:value="1299" calcext:value-type="float">
            <text:p>1299</text:p>
          </table:table-cell>
          <table:table-cell table:style-name="ce7" office:value-type="string" calcext:value-type="string">
            <text:p><text:a xlink:href="https://www.codechef.com/status/BITOBYT" xlink:type="simple">21.8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ADAKNG" xlink:type="simple">Ada King</text:a></text:p>
          </table:table-cell>
          <table:table-cell table:style-name="ce2" office:value-type="string" calcext:value-type="string">
            <text:p><text:a xlink:href="https://www.codechef.com/submit/ADAKNG" xlink:type="simple">ADAKNG</text:a></text:p>
          </table:table-cell>
          <table:table-cell table:style-name="ce7" office:value-type="float" office:value="1298" calcext:value-type="float">
            <text:p>1298</text:p>
          </table:table-cell>
          <table:table-cell table:style-name="ce7" office:value-type="string" calcext:value-type="string">
            <text:p><text:a xlink:href="https://www.codechef.com/status/ADAKNG" xlink:type="simple">41.1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QUALPREL" xlink:type="simple">Qualifying to Pre-Elimination</text:a></text:p>
          </table:table-cell>
          <table:table-cell table:style-name="ce2" office:value-type="string" calcext:value-type="string">
            <text:p><text:a xlink:href="https://www.codechef.com/submit/QUALPREL" xlink:type="simple">QUALPREL</text:a></text:p>
          </table:table-cell>
          <table:table-cell table:style-name="ce7" office:value-type="float" office:value="1292" calcext:value-type="float">
            <text:p>1292</text:p>
          </table:table-cell>
          <table:table-cell table:style-name="ce7" office:value-type="string" calcext:value-type="string">
            <text:p><text:a xlink:href="https://www.codechef.com/status/QUALPREL" xlink:type="simple">3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TYPING" xlink:type="simple">Chef and Typing</text:a></text:p>
          </table:table-cell>
          <table:table-cell table:style-name="ce2" office:value-type="string" calcext:value-type="string">
            <text:p><text:a xlink:href="https://www.codechef.com/submit/TYPING" xlink:type="simple">TYPING</text:a></text:p>
          </table:table-cell>
          <table:table-cell table:style-name="ce7" office:value-type="float" office:value="1291" calcext:value-type="float">
            <text:p>1291</text:p>
          </table:table-cell>
          <table:table-cell table:style-name="ce7" office:value-type="string" calcext:value-type="string">
            <text:p><text:a xlink:href="https://www.codechef.com/status/TYPING" xlink:type="simple">31.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HNUM" xlink:type="simple">Chef and Number Game</text:a></text:p>
          </table:table-cell>
          <table:table-cell table:style-name="ce2" office:value-type="string" calcext:value-type="string">
            <text:p><text:a xlink:href="https://www.codechef.com/submit/CHNUM" xlink:type="simple">CHNUM</text:a></text:p>
          </table:table-cell>
          <table:table-cell table:style-name="ce7" office:value-type="float" office:value="1290" calcext:value-type="float">
            <text:p>1290</text:p>
          </table:table-cell>
          <table:table-cell table:style-name="ce7" office:value-type="string" calcext:value-type="string">
            <text:p><text:a xlink:href="https://www.codechef.com/status/CHNUM" xlink:type="simple">40.2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ICL1902" xlink:type="simple">FlatLand</text:a></text:p>
          </table:table-cell>
          <table:table-cell table:style-name="ce2" office:value-type="string" calcext:value-type="string">
            <text:p><text:a xlink:href="https://www.codechef.com/submit/ICL1902" xlink:type="simple">ICL1902</text:a></text:p>
          </table:table-cell>
          <table:table-cell table:style-name="ce7" office:value-type="float" office:value="1289" calcext:value-type="float">
            <text:p>1289</text:p>
          </table:table-cell>
          <table:table-cell table:style-name="ce7" office:value-type="string" calcext:value-type="string">
            <text:p><text:a xlink:href="https://www.codechef.com/status/ICL1902" xlink:type="simple">62.52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GAME" xlink:type="simple">Rupsa and the Game</text:a></text:p>
          </table:table-cell>
          <table:table-cell table:style-name="ce2" office:value-type="string" calcext:value-type="string">
            <text:p><text:a xlink:href="https://www.codechef.com/submit/RGAME" xlink:type="simple">RGAME</text:a></text:p>
          </table:table-cell>
          <table:table-cell table:style-name="ce7" office:value-type="float" office:value="1282" calcext:value-type="float">
            <text:p>1282</text:p>
          </table:table-cell>
          <table:table-cell table:style-name="ce7" office:value-type="string" calcext:value-type="string">
            <text:p><text:a xlink:href="https://www.codechef.com/status/RGAME" xlink:type="simple">12.5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CJ18C" xlink:type="simple">Chef and Polygon Cakes</text:a></text:p>
          </table:table-cell>
          <table:table-cell table:style-name="ce2" office:value-type="string" calcext:value-type="string">
            <text:p><text:a xlink:href="https://www.codechef.com/submit/PCJ18C" xlink:type="simple">PCJ18C</text:a></text:p>
          </table:table-cell>
          <table:table-cell table:style-name="ce7" office:value-type="float" office:value="1280" calcext:value-type="float">
            <text:p>1280</text:p>
          </table:table-cell>
          <table:table-cell table:style-name="ce7" office:value-type="string" calcext:value-type="string">
            <text:p><text:a xlink:href="https://www.codechef.com/status/PCJ18C" xlink:type="simple">22.4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EACTION" xlink:type="simple">Chain Reaction</text:a></text:p>
          </table:table-cell>
          <table:table-cell table:style-name="ce2" office:value-type="string" calcext:value-type="string">
            <text:p><text:a xlink:href="https://www.codechef.com/submit/REACTION" xlink:type="simple">REACTION</text:a></text:p>
          </table:table-cell>
          <table:table-cell table:style-name="ce7" office:value-type="float" office:value="1279" calcext:value-type="float">
            <text:p>1279</text:p>
          </table:table-cell>
          <table:table-cell table:style-name="ce7" office:value-type="string" calcext:value-type="string">
            <text:p><text:a xlink:href="https://www.codechef.com/status/REACTION" xlink:type="simple">34.8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KCHESS" xlink:type="simple">Knight Chess</text:a></text:p>
          </table:table-cell>
          <table:table-cell table:style-name="ce2" office:value-type="string" calcext:value-type="string">
            <text:p><text:a xlink:href="https://www.codechef.com/submit/KCHESS" xlink:type="simple">KCHESS</text:a></text:p>
          </table:table-cell>
          <table:table-cell table:style-name="ce7" office:value-type="float" office:value="1278" calcext:value-type="float">
            <text:p>1278</text:p>
          </table:table-cell>
          <table:table-cell table:style-name="ce7" office:value-type="string" calcext:value-type="string">
            <text:p><text:a xlink:href="https://www.codechef.com/status/KCHESS" xlink:type="simple">42.6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EVENT" xlink:type="simple">Event</text:a></text:p>
          </table:table-cell>
          <table:table-cell table:style-name="ce2" office:value-type="string" calcext:value-type="string">
            <text:p><text:a xlink:href="https://www.codechef.com/submit/EVENT" xlink:type="simple">EVENT</text:a></text:p>
          </table:table-cell>
          <table:table-cell table:style-name="ce7" office:value-type="float" office:value="1276" calcext:value-type="float">
            <text:p>1276</text:p>
          </table:table-cell>
          <table:table-cell table:style-name="ce7" office:value-type="string" calcext:value-type="string">
            <text:p><text:a xlink:href="https://www.codechef.com/status/EVENT" xlink:type="simple">18.5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OBOGAME" xlink:type="simple">A Game of Robots</text:a></text:p>
          </table:table-cell>
          <table:table-cell table:style-name="ce2" office:value-type="string" calcext:value-type="string">
            <text:p><text:a xlink:href="https://www.codechef.com/submit/ROBOGAME" xlink:type="simple">ROBOGAME</text:a></text:p>
          </table:table-cell>
          <table:table-cell table:style-name="ce7" office:value-type="float" office:value="1270" calcext:value-type="float">
            <text:p>1270</text:p>
          </table:table-cell>
          <table:table-cell table:style-name="ce7" office:value-type="string" calcext:value-type="string">
            <text:p><text:a xlink:href="https://www.codechef.com/status/ROBOGAME" xlink:type="simple">28.9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DEPCHEF" xlink:type="simple">Deputy Chef</text:a></text:p>
          </table:table-cell>
          <table:table-cell table:style-name="ce2" office:value-type="string" calcext:value-type="string">
            <text:p><text:a xlink:href="https://www.codechef.com/submit/DEPCHEF" xlink:type="simple">DEPCHEF</text:a></text:p>
          </table:table-cell>
          <table:table-cell table:style-name="ce7" office:value-type="float" office:value="1264" calcext:value-type="float">
            <text:p>1264</text:p>
          </table:table-cell>
          <table:table-cell table:style-name="ce7" office:value-type="string" calcext:value-type="string">
            <text:p><text:a xlink:href="https://www.codechef.com/status/DEPCHEF" xlink:type="simple">32.9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MAX2" xlink:type="simple">Max power</text:a></text:p>
          </table:table-cell>
          <table:table-cell table:style-name="ce2" office:value-type="string" calcext:value-type="string">
            <text:p><text:a xlink:href="https://www.codechef.com/submit/MAX2" xlink:type="simple">MAX2</text:a>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string" calcext:value-type="string">
            <text:p><text:a xlink:href="https://www.codechef.com/status/MAX2" xlink:type="simple">34.49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DANOW" xlink:type="simple">Danny Wants To Know</text:a></text:p>
          </table:table-cell>
          <table:table-cell table:style-name="ce2" office:value-type="string" calcext:value-type="string">
            <text:p><text:a xlink:href="https://www.codechef.com/submit/DANOW" xlink:type="simple">DANOW</text:a></text:p>
          </table:table-cell>
          <table:table-cell table:style-name="ce7" office:value-type="float" office:value="1206" calcext:value-type="float">
            <text:p>1206</text:p>
          </table:table-cell>
          <table:table-cell table:style-name="ce7" office:value-type="string" calcext:value-type="string">
            <text:p><text:a xlink:href="https://www.codechef.com/status/DANOW" xlink:type="simple">37.0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SPAMCLAS" xlink:type="simple">Spam Classification Using Neural Net</text:a></text:p>
          </table:table-cell>
          <table:table-cell table:style-name="ce2" office:value-type="string" calcext:value-type="string">
            <text:p><text:a xlink:href="https://www.codechef.com/submit/SPAMCLAS" xlink:type="simple">SPAMCLAS</text:a></text:p>
          </table:table-cell>
          <table:table-cell table:style-name="ce7" office:value-type="float" office:value="1205" calcext:value-type="float">
            <text:p>1205</text:p>
          </table:table-cell>
          <table:table-cell table:style-name="ce7" office:value-type="string" calcext:value-type="string">
            <text:p><text:a xlink:href="https://www.codechef.com/status/SPAMCLAS" xlink:type="simple">16.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REDONE" xlink:type="simple">Reduce to One</text:a></text:p>
          </table:table-cell>
          <table:table-cell table:style-name="ce2" office:value-type="string" calcext:value-type="string">
            <text:p><text:a xlink:href="https://www.codechef.com/submit/REDONE" xlink:type="simple">REDONE</text:a></text:p>
          </table:table-cell>
          <table:table-cell table:style-name="ce7" office:value-type="float" office:value="1120" calcext:value-type="float">
            <text:p>1120</text:p>
          </table:table-cell>
          <table:table-cell table:style-name="ce7" office:value-type="string" calcext:value-type="string">
            <text:p><text:a xlink:href="https://www.codechef.com/status/REDONE" xlink:type="simple">20.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H1" xlink:type="simple">A puzzle game</text:a></text:p>
          </table:table-cell>
          <table:table-cell table:style-name="ce2" office:value-type="string" calcext:value-type="string">
            <text:p><text:a xlink:href="https://www.codechef.com/submit/H1" xlink:type="simple">H1</text:a></text:p>
          </table:table-cell>
          <table:table-cell table:style-name="ce7" office:value-type="float" office:value="1064" calcext:value-type="float">
            <text:p>1064</text:p>
          </table:table-cell>
          <table:table-cell table:style-name="ce7" office:value-type="string" calcext:value-type="string">
            <text:p><text:a xlink:href="https://www.codechef.com/status/H1" xlink:type="simple">25.3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SUM" xlink:type="simple">Chef and Sum</text:a></text:p>
          </table:table-cell>
          <table:table-cell table:style-name="ce2" office:value-type="string" calcext:value-type="string">
            <text:p><text:a xlink:href="https://www.codechef.com/submit/CSUM" xlink:type="simple">CSUM</text:a></text:p>
          </table:table-cell>
          <table:table-cell table:style-name="ce7" office:value-type="float" office:value="739" calcext:value-type="float">
            <text:p>739</text:p>
          </table:table-cell>
          <table:table-cell table:style-name="ce7" office:value-type="string" calcext:value-type="string">
            <text:p><text:a xlink:href="https://www.codechef.com/status/CSUM" xlink:type="simple">19.1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EQUAL" xlink:type="simple">Chef and Distinct Numbers</text:a></text:p>
          </table:table-cell>
          <table:table-cell table:style-name="ce2" office:value-type="string" calcext:value-type="string">
            <text:p><text:a xlink:href="https://www.codechef.com/submit/CEQUAL" xlink:type="simple">CEQUAL</text:a></text:p>
          </table:table-cell>
          <table:table-cell table:style-name="ce7" office:value-type="float" office:value="713" calcext:value-type="float">
            <text:p>713</text:p>
          </table:table-cell>
          <table:table-cell table:style-name="ce7" office:value-type="string" calcext:value-type="string">
            <text:p><text:a xlink:href="https://www.codechef.com/status/CEQUAL" xlink:type="simple">27.54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CPAIRS" xlink:type="simple">Chef and Pairs</text:a></text:p>
          </table:table-cell>
          <table:table-cell table:style-name="ce2" office:value-type="string" calcext:value-type="string">
            <text:p><text:a xlink:href="https://www.codechef.com/submit/CPAIRS" xlink:type="simple">CPAIRS</text:a>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string" calcext:value-type="string">
            <text:p><text:a xlink:href="https://www.codechef.com/status/CPAIRS" xlink:type="simple">25.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KS2" xlink:type="simple">Guddu on a Date </text:a></text:p>
          </table:table-cell>
          <table:table-cell table:style-name="ce2" office:value-type="string" calcext:value-type="string">
            <text:p><text:a xlink:href="https://www.codechef.com/submit/KS2" xlink:type="simple">KS2</text:a>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string" calcext:value-type="string">
            <text:p><text:a xlink:href="https://www.codechef.com/status/KS2" xlink:type="simple">25.1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PROXYC" xlink:type="simple">Chef and Proxy</text:a></text:p>
          </table:table-cell>
          <table:table-cell table:style-name="ce2" office:value-type="string" calcext:value-type="string">
            <text:p><text:a xlink:href="https://www.codechef.com/submit/PROXYC" xlink:type="simple">PROXYC</text:a></text:p>
          </table:table-cell>
          <table:table-cell table:style-name="ce7" office:value-type="float" office:value="661" calcext:value-type="float">
            <text:p>661</text:p>
          </table:table-cell>
          <table:table-cell table:style-name="ce7" office:value-type="string" calcext:value-type="string">
            <text:p><text:a xlink:href="https://www.codechef.com/status/PROXYC" xlink:type="simple">20.3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UCL" xlink:type="simple">UEFA Champions League</text:a></text:p>
          </table:table-cell>
          <table:table-cell table:style-name="ce2" office:value-type="string" calcext:value-type="string">
            <text:p><text:a xlink:href="https://www.codechef.com/submit/UCL" xlink:type="simple">UCL</text:a></text:p>
          </table:table-cell>
          <table:table-cell table:style-name="ce7" office:value-type="float" office:value="653" calcext:value-type="float">
            <text:p>653</text:p>
          </table:table-cell>
          <table:table-cell table:style-name="ce7" office:value-type="string" calcext:value-type="string">
            <text:p><text:a xlink:href="https://www.codechef.com/status/UCL" xlink:type="simple">33.83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MEDIC" xlink:type="simple">When to take medicine</text:a></text:p>
          </table:table-cell>
          <table:table-cell table:style-name="ce2" office:value-type="string" calcext:value-type="string">
            <text:p><text:a xlink:href="https://www.codechef.com/submit/MEDIC" xlink:type="simple">MEDIC</text:a>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string" calcext:value-type="string">
            <text:p><text:a xlink:href="https://www.codechef.com/status/MEDIC" xlink:type="simple">23.7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BSTOPS" xlink:type="simple">BST Operations</text:a></text:p>
          </table:table-cell>
          <table:table-cell table:style-name="ce2" office:value-type="string" calcext:value-type="string">
            <text:p><text:a xlink:href="https://www.codechef.com/submit/BSTOPS" xlink:type="simple">BSTOPS</text:a></text:p>
          </table:table-cell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<text:a xlink:href="https://www.codechef.com/status/BSTOPS" xlink:type="simple">14.36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codechef.com/problems/EXAM1" xlink:type="simple">Multiple Choice Exam</text:a></text:p>
          </table:table-cell>
          <table:table-cell table:style-name="ce2" office:value-type="string" calcext:value-type="string">
            <text:p><text:a xlink:href="https://www.codechef.com/submit/EXAM1" xlink:type="simple">EXAM1</text:a>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<text:a xlink:href="https://www.codechef.com/status/EXAM1" xlink:type="simple">55.39</text:a></text:p>
          </table:table-cell>
          <table:table-cell table:number-columns-repeated="102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7:53:59.822367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57:20.871392982</meta:creation-date>
    <meta:editing-duration>PT5M14S</meta:editing-duration>
    <meta:editing-cycles>2</meta:editing-cycles>
    <meta:generator>LibreOffice/6.0.7.3$Linux_X86_64 LibreOffice_project/00m0$Build-3</meta:generator>
    <dc:date>2019-07-08T17:59:13.625235698</dc:date>
    <meta:document-statistic meta:table-count="1" meta:cell-count="967" meta:object-count="17"/>
  </office:meta>
</office:document-meta>
</file>